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rsid="00ccd19a" officeooo:paragraph-rsid="00cb26c9"/>
    </style:style>
    <style:style style:name="P8" style:family="paragraph" style:parent-style-name="Standard">
      <style:text-properties officeooo:paragraph-rsid="000eb4fc"/>
    </style:style>
    <style:style style:name="P9" style:family="paragraph" style:parent-style-name="Standard">
      <style:text-properties officeooo:rsid="00cb480c" officeooo:paragraph-rsid="00cb480c"/>
    </style:style>
    <style:style style:name="P10" style:family="paragraph" style:parent-style-name="Standard">
      <style:text-properties officeooo:rsid="00db6d50" officeooo:paragraph-rsid="00db6d50"/>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d7ebb" officeooo:paragraph-rsid="001d7ebb"/>
    </style:style>
    <style:style style:name="P14" style:family="paragraph" style:parent-style-name="Table_20_Contents">
      <style:text-properties officeooo:rsid="001dff58" officeooo:paragraph-rsid="001dff58"/>
    </style:style>
    <style:style style:name="P15" style:family="paragraph" style:parent-style-name="Table_20_Contents">
      <style:text-properties officeooo:rsid="001f7ab1" officeooo:paragraph-rsid="001f7ab1"/>
    </style:style>
    <style:style style:name="P16" style:family="paragraph" style:parent-style-name="Table_20_Contents">
      <style:text-properties officeooo:rsid="002078b7" officeooo:paragraph-rsid="002078b7"/>
    </style:style>
    <style:style style:name="P17" style:family="paragraph" style:parent-style-name="Table_20_Contents">
      <style:text-properties officeooo:paragraph-rsid="001d7ebb"/>
    </style:style>
    <style:style style:name="P18" style:family="paragraph" style:parent-style-name="Table_20_Contents">
      <style:text-properties officeooo:rsid="0023761a" officeooo:paragraph-rsid="0023761a"/>
    </style:style>
    <style:style style:name="P19" style:family="paragraph" style:parent-style-name="Table_20_Contents">
      <style:text-properties officeooo:rsid="0023d461" officeooo:paragraph-rsid="00264292"/>
    </style:style>
    <style:style style:name="P20" style:family="paragraph" style:parent-style-name="Table_20_Contents">
      <style:text-properties officeooo:rsid="00258a1d" officeooo:paragraph-rsid="00264292"/>
    </style:style>
    <style:style style:name="P21" style:family="paragraph" style:parent-style-name="Table_20_Contents">
      <style:text-properties officeooo:rsid="00292b7f" officeooo:paragraph-rsid="00292b7f"/>
    </style:style>
    <style:style style:name="P22" style:family="paragraph" style:parent-style-name="Table_20_Contents">
      <style:text-properties officeooo:rsid="002af11b" officeooo:paragraph-rsid="002af11b"/>
    </style:style>
    <style:style style:name="P23" style:family="paragraph" style:parent-style-name="Table_20_Contents">
      <style:text-properties officeooo:rsid="002b8e7c" officeooo:paragraph-rsid="002b8e7c"/>
    </style:style>
    <style:style style:name="P24" style:family="paragraph" style:parent-style-name="Table_20_Contents">
      <style:text-properties officeooo:rsid="002d6143" officeooo:paragraph-rsid="002d6143"/>
    </style:style>
    <style:style style:name="P25" style:family="paragraph" style:parent-style-name="Table_20_Contents">
      <style:text-properties officeooo:rsid="002eedb8" officeooo:paragraph-rsid="002eedb8"/>
    </style:style>
    <style:style style:name="P26" style:family="paragraph" style:parent-style-name="Table_20_Contents">
      <style:text-properties officeooo:rsid="00335be9" officeooo:paragraph-rsid="00335be9"/>
    </style:style>
    <style:style style:name="P27" style:family="paragraph" style:parent-style-name="Table_20_Contents">
      <style:text-properties officeooo:rsid="00343971" officeooo:paragraph-rsid="00343971"/>
    </style:style>
    <style:style style:name="P28" style:family="paragraph" style:parent-style-name="Table_20_Contents">
      <style:text-properties officeooo:rsid="00355b3e" officeooo:paragraph-rsid="00355b3e"/>
    </style:style>
    <style:style style:name="P29" style:family="paragraph" style:parent-style-name="Table_20_Contents">
      <style:text-properties officeooo:paragraph-rsid="001dff58"/>
    </style:style>
    <style:style style:name="P30" style:family="paragraph" style:parent-style-name="Table_20_Contents">
      <style:text-properties officeooo:rsid="0062cfae" officeooo:paragraph-rsid="0062cfae"/>
    </style:style>
    <style:style style:name="P31" style:family="paragraph" style:parent-style-name="Table_20_Contents">
      <style:text-properties officeooo:rsid="00d342b2" officeooo:paragraph-rsid="00487397"/>
    </style:style>
    <style:style style:name="P32" style:family="paragraph" style:parent-style-name="Table_20_Contents">
      <style:text-properties officeooo:rsid="00c5779c" officeooo:paragraph-rsid="00487397"/>
    </style:style>
    <style:style style:name="P33" style:family="paragraph" style:parent-style-name="Table_20_Contents">
      <style:text-properties officeooo:rsid="00c5779c" officeooo:paragraph-rsid="004d9b97"/>
    </style:style>
    <style:style style:name="P34" style:family="paragraph" style:parent-style-name="Table_20_Contents">
      <style:text-properties officeooo:paragraph-rsid="00487397"/>
    </style:style>
    <style:style style:name="P35" style:family="paragraph" style:parent-style-name="Table_20_Contents">
      <style:text-properties officeooo:paragraph-rsid="004cf3f4"/>
    </style:style>
    <style:style style:name="P36" style:family="paragraph" style:parent-style-name="Table_20_Contents">
      <style:text-properties officeooo:rsid="004cf3f4" officeooo:paragraph-rsid="004cf3f4"/>
    </style:style>
    <style:style style:name="P37" style:family="paragraph" style:parent-style-name="Table_20_Contents">
      <style:text-properties officeooo:rsid="004d9b97" officeooo:paragraph-rsid="004d9b97"/>
    </style:style>
    <style:style style:name="P38" style:family="paragraph" style:parent-style-name="Table_20_Contents">
      <style:text-properties officeooo:rsid="0069307b" officeooo:paragraph-rsid="004db168"/>
    </style:style>
    <style:style style:name="P39" style:family="paragraph" style:parent-style-name="Table_20_Contents">
      <style:text-properties officeooo:rsid="0069307b" officeooo:paragraph-rsid="004ea95b"/>
    </style:style>
    <style:style style:name="P40" style:family="paragraph" style:parent-style-name="Table_20_Contents">
      <style:text-properties officeooo:rsid="0069307b" officeooo:paragraph-rsid="005cbe0f"/>
    </style:style>
    <style:style style:name="P41" style:family="paragraph" style:parent-style-name="Table_20_Contents">
      <style:text-properties officeooo:rsid="0069307b" officeooo:paragraph-rsid="00641b40"/>
    </style:style>
    <style:style style:name="P42" style:family="paragraph" style:parent-style-name="Table_20_Contents">
      <style:text-properties officeooo:rsid="0069307b" officeooo:paragraph-rsid="00e06a85"/>
    </style:style>
    <style:style style:name="P43" style:family="paragraph" style:parent-style-name="Table_20_Contents">
      <style:text-properties officeooo:rsid="008113ae" officeooo:paragraph-rsid="004db168"/>
    </style:style>
    <style:style style:name="P44" style:family="paragraph" style:parent-style-name="Table_20_Contents">
      <style:text-properties officeooo:rsid="00c6cb0b" officeooo:paragraph-rsid="004db168"/>
    </style:style>
    <style:style style:name="P45" style:family="paragraph" style:parent-style-name="Table_20_Contents">
      <style:text-properties officeooo:rsid="00c7fe4b" officeooo:paragraph-rsid="004db168"/>
    </style:style>
    <style:style style:name="P46" style:family="paragraph" style:parent-style-name="Table_20_Contents">
      <style:text-properties officeooo:rsid="008478c5" officeooo:paragraph-rsid="004db168"/>
    </style:style>
    <style:style style:name="P47" style:family="paragraph" style:parent-style-name="Table_20_Contents">
      <style:text-properties officeooo:rsid="008478c5" officeooo:paragraph-rsid="0085e93b"/>
    </style:style>
    <style:style style:name="P48" style:family="paragraph" style:parent-style-name="Table_20_Contents">
      <style:text-properties officeooo:paragraph-rsid="004db168"/>
    </style:style>
    <style:style style:name="P49" style:family="paragraph" style:parent-style-name="Table_20_Contents">
      <style:text-properties officeooo:rsid="005e3ddb" officeooo:paragraph-rsid="004ea95b"/>
    </style:style>
    <style:style style:name="P50" style:family="paragraph" style:parent-style-name="Table_20_Contents">
      <style:text-properties officeooo:rsid="005e3ddb" officeooo:paragraph-rsid="00641b40"/>
    </style:style>
    <style:style style:name="P51" style:family="paragraph" style:parent-style-name="Table_20_Contents">
      <style:text-properties officeooo:rsid="005e3ddb" officeooo:paragraph-rsid="00c63f06"/>
    </style:style>
    <style:style style:name="P52" style:family="paragraph" style:parent-style-name="Table_20_Contents">
      <style:text-properties officeooo:rsid="00660679" officeooo:paragraph-rsid="004ea95b"/>
    </style:style>
    <style:style style:name="P53" style:family="paragraph" style:parent-style-name="Table_20_Contents">
      <style:text-properties officeooo:rsid="00660679" officeooo:paragraph-rsid="00641b40"/>
    </style:style>
    <style:style style:name="P54" style:family="paragraph" style:parent-style-name="Table_20_Contents">
      <style:text-properties officeooo:paragraph-rsid="004ea95b"/>
    </style:style>
    <style:style style:name="P55" style:family="paragraph" style:parent-style-name="Table_20_Contents">
      <style:text-properties officeooo:rsid="004ea95b" officeooo:paragraph-rsid="004ea95b"/>
    </style:style>
    <style:style style:name="P56" style:family="paragraph" style:parent-style-name="Table_20_Contents">
      <style:text-properties officeooo:rsid="004ea95b" officeooo:paragraph-rsid="00641b40"/>
    </style:style>
    <style:style style:name="P57" style:family="paragraph" style:parent-style-name="Table_20_Contents">
      <style:text-properties officeooo:rsid="004ea95b" officeooo:paragraph-rsid="00e06a85"/>
    </style:style>
    <style:style style:name="P58" style:family="paragraph" style:parent-style-name="Table_20_Contents">
      <style:text-properties officeooo:rsid="0051ccc3" officeooo:paragraph-rsid="0051ccc3"/>
    </style:style>
    <style:style style:name="P59" style:family="paragraph" style:parent-style-name="Table_20_Contents">
      <style:text-properties officeooo:rsid="0051ccc3" officeooo:paragraph-rsid="0066ed3d"/>
    </style:style>
    <style:style style:name="P60" style:family="paragraph" style:parent-style-name="Table_20_Contents">
      <style:text-properties officeooo:rsid="00689d40" officeooo:paragraph-rsid="005cbe0f"/>
    </style:style>
    <style:style style:name="P61" style:family="paragraph" style:parent-style-name="Table_20_Contents">
      <style:text-properties officeooo:rsid="00689d40" officeooo:paragraph-rsid="005d059e"/>
    </style:style>
    <style:style style:name="P62" style:family="paragraph" style:parent-style-name="Table_20_Contents">
      <style:text-properties officeooo:rsid="00689d40" officeooo:paragraph-rsid="00c9ab70"/>
    </style:style>
    <style:style style:name="P63" style:family="paragraph" style:parent-style-name="Table_20_Contents">
      <style:text-properties officeooo:rsid="00698483" officeooo:paragraph-rsid="005cbe0f"/>
    </style:style>
    <style:style style:name="P64" style:family="paragraph" style:parent-style-name="Table_20_Contents">
      <style:text-properties officeooo:rsid="006bd8a4" officeooo:paragraph-rsid="005cbe0f"/>
    </style:style>
    <style:style style:name="P65" style:family="paragraph" style:parent-style-name="Table_20_Contents">
      <style:text-properties officeooo:rsid="0070c5ef" officeooo:paragraph-rsid="005cbe0f"/>
    </style:style>
    <style:style style:name="P66" style:family="paragraph" style:parent-style-name="Table_20_Contents">
      <style:text-properties officeooo:rsid="0070c5ef" officeooo:paragraph-rsid="005d059e"/>
    </style:style>
    <style:style style:name="P67" style:family="paragraph" style:parent-style-name="Table_20_Contents">
      <style:text-properties officeooo:rsid="0070c5ef" officeooo:paragraph-rsid="008fca8a"/>
    </style:style>
    <style:style style:name="P68" style:family="paragraph" style:parent-style-name="Table_20_Contents">
      <style:text-properties officeooo:rsid="0070c5ef" officeooo:paragraph-rsid="009e9cf1"/>
    </style:style>
    <style:style style:name="P69" style:family="paragraph" style:parent-style-name="Table_20_Contents">
      <style:text-properties officeooo:rsid="0070c5ef" officeooo:paragraph-rsid="00c9ab70"/>
    </style:style>
    <style:style style:name="P70" style:family="paragraph" style:parent-style-name="Table_20_Contents">
      <style:text-properties officeooo:rsid="01337385" officeooo:paragraph-rsid="005cbe0f"/>
    </style:style>
    <style:style style:name="P71" style:family="paragraph" style:parent-style-name="Table_20_Contents">
      <style:text-properties officeooo:rsid="006daa07" officeooo:paragraph-rsid="005cbe0f"/>
    </style:style>
    <style:style style:name="P72" style:family="paragraph" style:parent-style-name="Table_20_Contents">
      <style:text-properties officeooo:rsid="0075606b" officeooo:paragraph-rsid="005cbe0f"/>
    </style:style>
    <style:style style:name="P73" style:family="paragraph" style:parent-style-name="Table_20_Contents">
      <style:text-properties officeooo:rsid="0073bccb" officeooo:paragraph-rsid="005cbe0f"/>
    </style:style>
    <style:style style:name="P74" style:family="paragraph" style:parent-style-name="Table_20_Contents">
      <style:text-properties officeooo:rsid="005d059e" officeooo:paragraph-rsid="005d059e"/>
    </style:style>
    <style:style style:name="P75" style:family="paragraph" style:parent-style-name="Table_20_Contents">
      <style:text-properties officeooo:rsid="005d771d" officeooo:paragraph-rsid="005d771d"/>
    </style:style>
    <style:style style:name="P76" style:family="paragraph" style:parent-style-name="Table_20_Contents">
      <style:text-properties officeooo:rsid="006142ad" officeooo:paragraph-rsid="006142ad"/>
    </style:style>
    <style:style style:name="P77" style:family="paragraph" style:parent-style-name="Table_20_Contents">
      <style:text-properties officeooo:rsid="0061d0bb" officeooo:paragraph-rsid="0061d0bb"/>
    </style:style>
    <style:style style:name="P78" style:family="paragraph" style:parent-style-name="Table_20_Contents">
      <style:text-properties officeooo:paragraph-rsid="00641b40"/>
    </style:style>
    <style:style style:name="P79" style:family="paragraph" style:parent-style-name="Table_20_Contents">
      <style:text-properties officeooo:rsid="006dda37" officeooo:paragraph-rsid="007514eb"/>
    </style:style>
    <style:style style:name="P80" style:family="paragraph" style:parent-style-name="Table_20_Contents">
      <style:text-properties officeooo:rsid="006dda37" officeooo:paragraph-rsid="006dda37"/>
    </style:style>
    <style:style style:name="P81" style:family="paragraph" style:parent-style-name="Table_20_Contents">
      <style:text-properties officeooo:rsid="005a9c55" officeooo:paragraph-rsid="005a9c55"/>
    </style:style>
    <style:style style:name="P82" style:family="paragraph" style:parent-style-name="Table_20_Contents">
      <style:text-properties officeooo:rsid="008fca8a" officeooo:paragraph-rsid="008fca8a"/>
    </style:style>
    <style:style style:name="P83" style:family="paragraph" style:parent-style-name="Table_20_Contents">
      <style:text-properties officeooo:rsid="00911e5c" officeooo:paragraph-rsid="00911e5c"/>
    </style:style>
    <style:style style:name="P84" style:family="paragraph" style:parent-style-name="Table_20_Contents">
      <style:text-properties officeooo:rsid="0092cdba" officeooo:paragraph-rsid="0092cdba"/>
    </style:style>
    <style:style style:name="P85" style:family="paragraph" style:parent-style-name="Table_20_Contents">
      <style:text-properties officeooo:rsid="009cc38d" officeooo:paragraph-rsid="009cc38d"/>
    </style:style>
    <style:style style:name="P86" style:family="paragraph" style:parent-style-name="Table_20_Contents">
      <style:text-properties officeooo:rsid="009e9cf1" officeooo:paragraph-rsid="009e9cf1"/>
    </style:style>
    <style:style style:name="P87" style:family="paragraph" style:parent-style-name="Table_20_Contents">
      <style:text-properties officeooo:rsid="00795d5d" officeooo:paragraph-rsid="00795d5d"/>
    </style:style>
    <style:style style:name="P88" style:family="paragraph" style:parent-style-name="Table_20_Contents">
      <style:text-properties officeooo:rsid="00aa9a04" officeooo:paragraph-rsid="00aa9a04"/>
    </style:style>
    <style:style style:name="P89" style:family="paragraph" style:parent-style-name="Table_20_Contents">
      <style:text-properties officeooo:rsid="00c30ead" officeooo:paragraph-rsid="00c30ead"/>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fo:font-style="italic" officeooo:rsid="0070c5ef" officeooo:paragraph-rsid="005cbe0f" style:font-style-asian="italic" style:font-style-complex="italic"/>
    </style:style>
    <style:style style:name="P97" style:family="paragraph" style:parent-style-name="Table_20_Contents">
      <style:text-properties fo:font-style="italic" officeooo:rsid="00cc1693" officeooo:paragraph-rsid="00cc1693" style:font-style-asian="italic" style:font-style-complex="italic"/>
    </style:style>
    <style:style style:name="P98" style:family="paragraph" style:parent-style-name="Table_20_Contents">
      <style:text-properties fo:font-style="italic" officeooo:rsid="005d771d" officeooo:paragraph-rsid="005d771d" style:font-style-asian="italic" style:font-style-complex="italic"/>
    </style:style>
    <style:style style:name="P99" style:family="paragraph" style:parent-style-name="Table_20_Contents">
      <style:text-properties officeooo:rsid="015b8822" officeooo:paragraph-rsid="00d63939"/>
    </style:style>
    <style:style style:name="P100" style:family="paragraph" style:parent-style-name="Table_20_Contents">
      <style:text-properties officeooo:rsid="015d5ae7" officeooo:paragraph-rsid="00d63939"/>
    </style:style>
    <style:style style:name="P101" style:family="paragraph" style:parent-style-name="Table_20_Contents">
      <style:text-properties officeooo:rsid="01a440d8" officeooo:paragraph-rsid="00d63939"/>
    </style:style>
    <style:style style:name="P102" style:family="paragraph" style:parent-style-name="Table_20_Contents">
      <style:text-properties officeooo:rsid="007514eb" officeooo:paragraph-rsid="006dda37"/>
    </style:style>
    <style:style style:name="P103" style:family="paragraph" style:parent-style-name="Text_20_body">
      <style:text-properties officeooo:rsid="001163f1" officeooo:paragraph-rsid="001163f1"/>
    </style:style>
    <style:style style:name="P104" style:family="paragraph" style:parent-style-name="Text_20_body">
      <style:text-properties officeooo:rsid="0018ee95" officeooo:paragraph-rsid="0018ee95"/>
    </style:style>
    <style:style style:name="P105" style:family="paragraph" style:parent-style-name="Text_20_body">
      <style:text-properties officeooo:rsid="0018ee95" officeooo:paragraph-rsid="004093ba"/>
    </style:style>
    <style:style style:name="P106" style:family="paragraph" style:parent-style-name="Text_20_body">
      <style:text-properties fo:font-weight="bold" officeooo:rsid="00660679" officeooo:paragraph-rsid="004ea95b" style:font-weight-asian="bold" style:font-weight-complex="bold"/>
    </style:style>
    <style:style style:name="P107" style:family="paragraph" style:parent-style-name="Text_20_body">
      <style:text-properties fo:font-weight="bold" officeooo:rsid="00660679" officeooo:paragraph-rsid="005cbe0f" style:font-weight-asian="bold" style:font-weight-complex="bold"/>
    </style:style>
    <style:style style:name="P108" style:family="paragraph" style:parent-style-name="Text_20_body">
      <style:text-properties fo:font-weight="bold" officeooo:rsid="00660679" officeooo:paragraph-rsid="00641b40" style:font-weight-asian="bold" style:font-weight-complex="bold"/>
    </style:style>
    <style:style style:name="P109" style:family="paragraph" style:parent-style-name="Text_20_body">
      <style:text-properties officeooo:rsid="00186852" officeooo:paragraph-rsid="001a7002"/>
    </style:style>
    <style:style style:name="P110" style:family="paragraph" style:parent-style-name="Text_20_body">
      <style:text-properties officeooo:rsid="0036bffa" officeooo:paragraph-rsid="00426f2d"/>
    </style:style>
    <style:style style:name="P111" style:family="paragraph" style:parent-style-name="Text_20_body">
      <style:text-properties officeooo:rsid="0038583e" officeooo:paragraph-rsid="00426f2d"/>
    </style:style>
    <style:style style:name="P112" style:family="paragraph" style:parent-style-name="Text_20_body">
      <style:text-properties officeooo:rsid="005e3ddb" officeooo:paragraph-rsid="00426f2d"/>
    </style:style>
    <style:style style:name="P113" style:family="paragraph" style:parent-style-name="Text_20_body">
      <style:text-properties officeooo:rsid="005e3ddb" officeooo:paragraph-rsid="004ea95b"/>
    </style:style>
    <style:style style:name="P114" style:family="paragraph" style:parent-style-name="Text_20_body">
      <style:text-properties officeooo:rsid="005e3ddb" officeooo:paragraph-rsid="00641b40"/>
    </style:style>
    <style:style style:name="P115"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16" style:family="paragraph" style:parent-style-name="Text_20_body">
      <style:text-properties officeooo:rsid="00660679" officeooo:paragraph-rsid="00660679"/>
    </style:style>
    <style:style style:name="P117" style:family="paragraph" style:parent-style-name="Text_20_body">
      <style:text-properties officeooo:rsid="00660679" officeooo:paragraph-rsid="004ea95b"/>
    </style:style>
    <style:style style:name="P118" style:family="paragraph" style:parent-style-name="Text_20_body">
      <style:text-properties officeooo:rsid="00660679" officeooo:paragraph-rsid="00641b40"/>
    </style:style>
    <style:style style:name="P119" style:family="paragraph" style:parent-style-name="Text_20_body">
      <style:text-properties officeooo:rsid="00660679" officeooo:paragraph-rsid="008344e3"/>
    </style:style>
    <style:style style:name="P120" style:family="paragraph" style:parent-style-name="Text_20_body">
      <style:text-properties officeooo:rsid="0062cfae" officeooo:paragraph-rsid="0062cfae"/>
    </style:style>
    <style:style style:name="P121" style:family="paragraph" style:parent-style-name="Text_20_body">
      <style:text-properties officeooo:rsid="0062cfae" officeooo:paragraph-rsid="005c62cc"/>
    </style:style>
    <style:style style:name="P122" style:family="paragraph" style:parent-style-name="Text_20_body">
      <style:text-properties officeooo:rsid="00c196c8" officeooo:paragraph-rsid="00487397"/>
    </style:style>
    <style:style style:name="P123" style:family="paragraph" style:parent-style-name="Text_20_body">
      <style:text-properties officeooo:rsid="00c196c8" officeooo:paragraph-rsid="00bd08b7"/>
    </style:style>
    <style:style style:name="P124" style:family="paragraph" style:parent-style-name="Text_20_body">
      <style:text-properties officeooo:paragraph-rsid="004cf3f4"/>
    </style:style>
    <style:style style:name="P125" style:family="paragraph" style:parent-style-name="Text_20_body">
      <style:text-properties officeooo:paragraph-rsid="004db168"/>
    </style:style>
    <style:style style:name="P126" style:family="paragraph" style:parent-style-name="Text_20_body">
      <style:text-properties officeooo:rsid="00503959" officeooo:paragraph-rsid="00503959"/>
    </style:style>
    <style:style style:name="P127" style:family="paragraph" style:parent-style-name="Text_20_body">
      <style:text-properties officeooo:rsid="00503959" officeooo:paragraph-rsid="00d63939"/>
    </style:style>
    <style:style style:name="P128"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29" style:family="paragraph" style:parent-style-name="Text_20_body">
      <style:text-properties officeooo:rsid="005a3298" officeooo:paragraph-rsid="005a3298"/>
    </style:style>
    <style:style style:name="P130" style:family="paragraph" style:parent-style-name="Text_20_body">
      <style:text-properties officeooo:rsid="005a3298" officeooo:paragraph-rsid="00b05669"/>
    </style:style>
    <style:style style:name="P131" style:family="paragraph" style:parent-style-name="Text_20_body">
      <style:text-properties officeooo:rsid="0079ed5b" officeooo:paragraph-rsid="005c62cc"/>
    </style:style>
    <style:style style:name="P132" style:family="paragraph" style:parent-style-name="Text_20_body">
      <style:text-properties officeooo:rsid="0043bf26" officeooo:paragraph-rsid="0043bf26"/>
    </style:style>
    <style:style style:name="P133" style:family="paragraph" style:parent-style-name="Text_20_body">
      <style:text-properties officeooo:rsid="0084b6c5" officeooo:paragraph-rsid="0084b6c5"/>
    </style:style>
    <style:style style:name="P134" style:family="paragraph" style:parent-style-name="Text_20_body">
      <style:text-properties officeooo:rsid="0073b7de" officeooo:paragraph-rsid="008344e3"/>
    </style:style>
    <style:style style:name="P135" style:family="paragraph" style:parent-style-name="Text_20_body">
      <style:text-properties officeooo:rsid="0090ecb2" officeooo:paragraph-rsid="0068e5fa"/>
    </style:style>
    <style:style style:name="P136" style:family="paragraph" style:parent-style-name="Text_20_body">
      <style:text-properties officeooo:rsid="009682d0" officeooo:paragraph-rsid="009682d0"/>
    </style:style>
    <style:style style:name="P137" style:family="paragraph" style:parent-style-name="Text_20_body">
      <style:text-properties officeooo:rsid="009682d0" officeooo:paragraph-rsid="00c14c89"/>
    </style:style>
    <style:style style:name="P138" style:family="paragraph" style:parent-style-name="Text_20_body">
      <style:text-properties officeooo:rsid="00bd08b7" officeooo:paragraph-rsid="00bd08b7"/>
    </style:style>
    <style:style style:name="P139" style:family="paragraph" style:parent-style-name="Text_20_body">
      <style:text-properties officeooo:rsid="00c85d6b" officeooo:paragraph-rsid="00c85d6b"/>
    </style:style>
    <style:style style:name="P140" style:family="paragraph" style:parent-style-name="Text_20_body">
      <style:text-properties officeooo:rsid="00c85d6b" officeooo:paragraph-rsid="00d63939"/>
    </style:style>
    <style:style style:name="P141" style:family="paragraph" style:parent-style-name="Text_20_body">
      <style:text-properties officeooo:rsid="00c99734" officeooo:paragraph-rsid="00c99734"/>
    </style:style>
    <style:style style:name="P142" style:family="paragraph" style:parent-style-name="Text_20_body">
      <style:text-properties officeooo:paragraph-rsid="00c99734"/>
    </style:style>
    <style:style style:name="P143" style:family="paragraph" style:parent-style-name="Text_20_body">
      <style:text-properties officeooo:rsid="00ca33c8" officeooo:paragraph-rsid="00ca33c8"/>
    </style:style>
    <style:style style:name="P144" style:family="paragraph" style:parent-style-name="Text_20_body">
      <style:text-properties officeooo:paragraph-rsid="00cfbc6d"/>
    </style:style>
    <style:style style:name="P145" style:family="paragraph" style:parent-style-name="Text_20_body">
      <style:text-properties officeooo:rsid="00cfbc6d" officeooo:paragraph-rsid="00d13f6d"/>
    </style:style>
    <style:style style:name="P146" style:family="paragraph" style:parent-style-name="Text_20_body">
      <style:text-properties officeooo:rsid="00d13f6d" officeooo:paragraph-rsid="00d13f6d"/>
    </style:style>
    <style:style style:name="P147" style:family="paragraph" style:parent-style-name="Text_20_body">
      <style:text-properties officeooo:paragraph-rsid="00d4d764"/>
    </style:style>
    <style:style style:name="P148" style:family="paragraph" style:parent-style-name="Text_20_body">
      <style:text-properties officeooo:rsid="00d837c4" officeooo:paragraph-rsid="00d837c4"/>
    </style:style>
    <style:style style:name="P149" style:family="paragraph" style:parent-style-name="Text_20_body">
      <style:text-properties officeooo:rsid="00de3857" officeooo:paragraph-rsid="00de3857"/>
    </style:style>
    <style:style style:name="P150" style:family="paragraph" style:parent-style-name="Text_20_body">
      <style:text-properties officeooo:rsid="00698483" officeooo:paragraph-rsid="005cbe0f"/>
    </style:style>
    <style:style style:name="P151" style:family="paragraph" style:parent-style-name="Table_20_Heading">
      <style:text-properties officeooo:rsid="001d7ebb" officeooo:paragraph-rsid="001d7ebb"/>
    </style:style>
    <style:style style:name="P152" style:family="paragraph" style:parent-style-name="Table_20_Heading">
      <style:text-properties officeooo:rsid="00258a1d" officeooo:paragraph-rsid="00258a1d"/>
    </style:style>
    <style:style style:name="P153" style:family="paragraph" style:parent-style-name="Table_20_Heading">
      <style:text-properties fo:font-weight="bold" officeooo:rsid="00c38a18" officeooo:paragraph-rsid="00487397" style:font-weight-asian="bold" style:font-weight-complex="bold"/>
    </style:style>
    <style:style style:name="P154" style:family="paragraph" style:parent-style-name="Table_20_Heading">
      <style:text-properties fo:font-weight="bold" officeooo:rsid="00c38a18" officeooo:paragraph-rsid="004cf3f4" style:font-weight-asian="bold" style:font-weight-complex="bold"/>
    </style:style>
    <style:style style:name="P155" style:family="paragraph" style:parent-style-name="Table_20_Heading">
      <style:text-properties fo:font-weight="bold" officeooo:rsid="00c21cdc" officeooo:paragraph-rsid="004ea95b" style:font-weight-asian="bold" style:font-weight-complex="bold"/>
    </style:style>
    <style:style style:name="P156" style:family="paragraph" style:parent-style-name="Table_20_Heading">
      <style:text-properties fo:font-weight="bold" officeooo:rsid="00c21cdc" officeooo:paragraph-rsid="00641b40" style:font-weight-asian="bold" style:font-weight-complex="bold"/>
    </style:style>
    <style:style style:name="P157" style:family="paragraph" style:parent-style-name="Table_20_Heading">
      <style:text-properties fo:font-weight="bold" officeooo:rsid="00976289" officeooo:paragraph-rsid="00d63939" style:font-weight-asian="bold" style:font-weight-complex="bold"/>
    </style:style>
    <style:style style:name="P158" style:family="paragraph" style:parent-style-name="Table_20_Heading">
      <style:text-properties officeooo:paragraph-rsid="00487397"/>
    </style:style>
    <style:style style:name="P159" style:family="paragraph" style:parent-style-name="Table_20_Heading">
      <style:text-properties officeooo:paragraph-rsid="004cf3f4"/>
    </style:style>
    <style:style style:name="P160" style:family="paragraph" style:parent-style-name="Table_20_Heading">
      <style:text-properties officeooo:paragraph-rsid="004db168"/>
    </style:style>
    <style:style style:name="P161" style:family="paragraph" style:parent-style-name="Table_20_Heading">
      <style:text-properties officeooo:paragraph-rsid="004ea95b"/>
    </style:style>
    <style:style style:name="P162" style:family="paragraph" style:parent-style-name="Table_20_Heading">
      <style:text-properties officeooo:paragraph-rsid="005cbe0f"/>
    </style:style>
    <style:style style:name="P163" style:family="paragraph" style:parent-style-name="Table_20_Heading">
      <style:text-properties officeooo:paragraph-rsid="005d059e"/>
    </style:style>
    <style:style style:name="P164" style:family="paragraph" style:parent-style-name="Table_20_Heading">
      <style:text-properties officeooo:rsid="005d771d" officeooo:paragraph-rsid="005d771d"/>
    </style:style>
    <style:style style:name="P165" style:family="paragraph" style:parent-style-name="Table_20_Heading">
      <style:text-properties officeooo:paragraph-rsid="00641b40"/>
    </style:style>
    <style:style style:name="P166" style:family="paragraph" style:parent-style-name="Table_20_Heading">
      <style:text-properties officeooo:paragraph-rsid="00c9ab70"/>
    </style:style>
    <style:style style:name="P167" style:family="paragraph" style:parent-style-name="Table_20_Heading">
      <style:text-properties officeooo:paragraph-rsid="00d63939"/>
    </style:style>
    <style:style style:name="P168" style:family="paragraph" style:parent-style-name="Contents_20_1">
      <style:paragraph-properties>
        <style:tab-stops>
          <style:tab-stop style:position="18.002cm" style:type="right" style:leader-style="dotted" style:leader-text="."/>
        </style:tab-stops>
      </style:paragraph-properties>
    </style:style>
    <style:style style:name="P169" style:family="paragraph" style:parent-style-name="Contents_20_2">
      <style:paragraph-properties>
        <style:tab-stops>
          <style:tab-stop style:position="17.503cm" style:type="right" style:leader-style="dotted" style:leader-text="."/>
        </style:tab-stops>
      </style:paragraph-properties>
    </style:style>
    <style:style style:name="P170" style:family="paragraph" style:parent-style-name="Contents_20_3">
      <style:paragraph-properties>
        <style:tab-stops>
          <style:tab-stop style:position="17.004cm" style:type="right" style:leader-style="dotted" style:leader-text="."/>
        </style:tab-stops>
      </style:paragraph-properties>
    </style:style>
    <style:style style:name="P171" style:family="paragraph" style:parent-style-name="Contents_20_1">
      <style:paragraph-properties>
        <style:tab-stops>
          <style:tab-stop style:position="18.002cm" style:type="right" style:leader-style="dotted" style:leader-text="."/>
        </style:tab-stops>
      </style:paragraph-properties>
    </style:style>
    <style:style style:name="P172" style:family="paragraph" style:parent-style-name="Contents_20_2">
      <style:paragraph-properties>
        <style:tab-stops>
          <style:tab-stop style:position="17.503cm" style:type="right" style:leader-style="dotted" style:leader-text="."/>
        </style:tab-stops>
      </style:paragraph-properties>
    </style:style>
    <style:style style:name="P173" style:family="paragraph" style:parent-style-name="Contents_20_3">
      <style:paragraph-properties>
        <style:tab-stops>
          <style:tab-stop style:position="17.004cm" style:type="right" style:leader-style="dotted" style:leader-text="."/>
        </style:tab-stops>
      </style:paragraph-properties>
    </style:style>
    <style:style style:name="P174" style:family="paragraph" style:parent-style-name="Heading_20_1">
      <style:text-properties officeooo:paragraph-rsid="00cfbc6d"/>
    </style:style>
    <style:style style:name="P175" style:family="paragraph" style:parent-style-name="Heading_20_1">
      <style:text-properties officeooo:rsid="00426f2d" officeooo:paragraph-rsid="00426f2d"/>
    </style:style>
    <style:style style:name="P176"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77"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78" style:family="paragraph" style:parent-style-name="Heading_20_1">
      <style:text-properties officeooo:paragraph-rsid="00c9ab70"/>
    </style:style>
    <style:style style:name="P179" style:family="paragraph" style:parent-style-name="Heading_20_1">
      <style:text-properties officeooo:paragraph-rsid="004db168"/>
    </style:style>
    <style:style style:name="P180" style:family="paragraph" style:parent-style-name="Heading_20_2">
      <style:text-properties officeooo:rsid="00641d0d" officeooo:paragraph-rsid="005c62cc"/>
    </style:style>
    <style:style style:name="P181" style:family="paragraph" style:parent-style-name="Heading_20_2">
      <style:text-properties officeooo:paragraph-rsid="00565c61"/>
    </style:style>
    <style:style style:name="P182" style:family="paragraph" style:parent-style-name="Heading_20_2">
      <style:text-properties officeooo:paragraph-rsid="004227e7"/>
    </style:style>
    <style:style style:name="P183" style:family="paragraph" style:parent-style-name="Heading_20_2">
      <style:text-properties officeooo:paragraph-rsid="004ea95b"/>
    </style:style>
    <style:style style:name="P184" style:family="paragraph" style:parent-style-name="Heading_20_2">
      <style:text-properties officeooo:paragraph-rsid="00641b40"/>
    </style:style>
    <style:style style:name="P185" style:family="paragraph" style:parent-style-name="Heading_20_2">
      <style:text-properties officeooo:rsid="00cb26c9" officeooo:paragraph-rsid="00cb26c9"/>
    </style:style>
    <style:style style:name="P186" style:family="paragraph" style:parent-style-name="Table_20_Contents">
      <style:text-properties officeooo:rsid="004ea95b" officeooo:paragraph-rsid="004ea95b"/>
    </style:style>
    <style:style style:name="P187" style:family="paragraph" style:parent-style-name="Table_20_Contents">
      <style:text-properties officeooo:rsid="004ea95b" officeooo:paragraph-rsid="00641b40"/>
    </style:style>
    <style:style style:name="P188" style:family="paragraph" style:parent-style-name="Table_20_Contents">
      <style:text-properties officeooo:rsid="00689d40" officeooo:paragraph-rsid="005cbe0f"/>
    </style:style>
    <style:style style:name="P189" style:family="paragraph" style:parent-style-name="Table_20_Contents">
      <style:text-properties officeooo:rsid="005d771d" officeooo:paragraph-rsid="005d771d"/>
    </style:style>
    <style:style style:name="P190" style:family="paragraph" style:parent-style-name="Table_20_Contents">
      <style:text-properties officeooo:rsid="00698483" officeooo:paragraph-rsid="005cbe0f"/>
    </style:style>
    <style:style style:name="P191" style:family="paragraph" style:parent-style-name="Table_20_Contents">
      <style:text-properties officeooo:rsid="0069307b" officeooo:paragraph-rsid="005cbe0f"/>
    </style:style>
    <style:style style:name="P192" style:family="paragraph" style:parent-style-name="Table_20_Contents">
      <style:text-properties officeooo:rsid="006bd8a4" officeooo:paragraph-rsid="005cbe0f"/>
    </style:style>
    <style:style style:name="P193" style:family="paragraph" style:parent-style-name="Table_20_Contents">
      <style:text-properties officeooo:rsid="0070c5ef" officeooo:paragraph-rsid="005cbe0f"/>
    </style:style>
    <style:style style:name="P194" style:family="paragraph" style:parent-style-name="Table_20_Contents">
      <style:text-properties officeooo:rsid="00e41120" officeooo:paragraph-rsid="00e41120"/>
    </style:style>
    <style:style style:name="P195" style:family="paragraph" style:parent-style-name="Text_20_body" style:list-style-name="L1">
      <style:text-properties officeooo:rsid="0084b6c5" officeooo:paragraph-rsid="0084b6c5"/>
    </style:style>
    <style:style style:name="P196" style:family="paragraph" style:parent-style-name="Text_20_body" style:list-style-name="L2">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officeooo:rsid="00426f2d"/>
    </style:style>
    <style:style style:name="T37" style:family="text">
      <style:text-properties officeooo:rsid="00660679"/>
    </style:style>
    <style:style style:name="T38" style:family="text">
      <style:text-properties officeooo:rsid="0045b010"/>
    </style:style>
    <style:style style:name="T39" style:family="text">
      <style:text-properties officeooo:rsid="0045d31b"/>
    </style:style>
    <style:style style:name="T40" style:family="text">
      <style:text-properties officeooo:rsid="00c21cdc"/>
    </style:style>
    <style:style style:name="T41" style:family="text">
      <style:text-properties officeooo:rsid="00c5779c"/>
    </style:style>
    <style:style style:name="T42" style:family="text">
      <style:text-properties officeooo:rsid="00c38a18"/>
    </style:style>
    <style:style style:name="T43" style:family="text">
      <style:text-properties officeooo:rsid="012da5e3"/>
    </style:style>
    <style:style style:name="T44" style:family="text">
      <style:text-properties officeooo:rsid="00d41122"/>
    </style:style>
    <style:style style:name="T45" style:family="text">
      <style:text-properties officeooo:rsid="012ddb69"/>
    </style:style>
    <style:style style:name="T46" style:family="text">
      <style:text-properties officeooo:rsid="004cf3f4"/>
    </style:style>
    <style:style style:name="T47" style:family="text">
      <style:text-properties officeooo:rsid="004d9b97"/>
    </style:style>
    <style:style style:name="T48" style:family="text">
      <style:text-properties officeooo:rsid="004db168"/>
    </style:style>
    <style:style style:name="T49" style:family="text">
      <style:text-properties officeooo:rsid="0133c049"/>
    </style:style>
    <style:style style:name="T50" style:family="text">
      <style:text-properties officeooo:rsid="00c6ae4c"/>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75d328"/>
    </style:style>
    <style:style style:name="T63" style:family="text">
      <style:text-properties officeooo:rsid="005cbe0f"/>
    </style:style>
    <style:style style:name="T64" style:family="text">
      <style:text-properties officeooo:rsid="005d059e"/>
    </style:style>
    <style:style style:name="T65" style:family="text">
      <style:text-properties officeooo:rsid="00641b40"/>
    </style:style>
    <style:style style:name="T66" style:family="text">
      <style:text-properties officeooo:rsid="0064e851"/>
    </style:style>
    <style:style style:name="T67" style:family="text">
      <style:text-properties officeooo:rsid="00659b91"/>
    </style:style>
    <style:style style:name="T68" style:family="text">
      <style:text-properties officeooo:rsid="0066ed3d"/>
    </style:style>
    <style:style style:name="T69" style:family="text">
      <style:text-properties officeooo:rsid="006cc3fc"/>
    </style:style>
    <style:style style:name="T70" style:family="text">
      <style:text-properties officeooo:rsid="007514eb"/>
    </style:style>
    <style:style style:name="T71" style:family="text">
      <style:text-properties officeooo:rsid="007ef1ad"/>
    </style:style>
    <style:style style:name="T72" style:family="text">
      <style:text-properties officeooo:rsid="008344e3"/>
    </style:style>
    <style:style style:name="T73" style:family="text">
      <style:text-properties officeooo:rsid="008d07b5"/>
    </style:style>
    <style:style style:name="T74" style:family="text">
      <style:text-properties officeooo:rsid="008d7b06"/>
    </style:style>
    <style:style style:name="T75" style:family="text">
      <style:text-properties officeooo:rsid="008fca8a"/>
    </style:style>
    <style:style style:name="T76" style:family="text">
      <style:text-properties officeooo:rsid="0092d28a"/>
    </style:style>
    <style:style style:name="T77" style:family="text">
      <style:text-properties officeooo:rsid="0092f7ed"/>
    </style:style>
    <style:style style:name="T78" style:family="text">
      <style:text-properties officeooo:rsid="00948493"/>
    </style:style>
    <style:style style:name="T79" style:family="text">
      <style:text-properties officeooo:rsid="009505c3"/>
    </style:style>
    <style:style style:name="T80" style:family="text">
      <style:text-properties officeooo:rsid="009559e3"/>
    </style:style>
    <style:style style:name="T81" style:family="text">
      <style:text-properties officeooo:rsid="009682d0"/>
    </style:style>
    <style:style style:name="T82" style:family="text">
      <style:text-properties officeooo:rsid="0076a447"/>
    </style:style>
    <style:style style:name="T83" style:family="text">
      <style:text-properties officeooo:rsid="015d5ae7"/>
    </style:style>
    <style:style style:name="T84" style:family="text">
      <style:text-properties officeooo:rsid="01bc9953"/>
    </style:style>
    <style:style style:name="T85" style:family="text">
      <style:text-properties officeooo:rsid="015d7c37"/>
    </style:style>
    <style:style style:name="T86" style:family="text">
      <style:text-properties officeooo:rsid="01610a79"/>
    </style:style>
    <style:style style:name="T87" style:family="text">
      <style:text-properties officeooo:rsid="00984ddf"/>
    </style:style>
    <style:style style:name="T88" style:family="text">
      <style:text-properties officeooo:rsid="009e9cf1"/>
    </style:style>
    <style:style style:name="T89" style:family="text">
      <style:text-properties officeooo:rsid="00a05519"/>
    </style:style>
    <style:style style:name="T90" style:family="text">
      <style:text-properties officeooo:rsid="00aa9a04"/>
    </style:style>
    <style:style style:name="T91" style:family="text">
      <style:text-properties officeooo:rsid="00abe51b"/>
    </style:style>
    <style:style style:name="T92" style:family="text">
      <style:text-properties officeooo:rsid="00ada782"/>
    </style:style>
    <style:style style:name="T93" style:family="text">
      <style:text-properties officeooo:rsid="00af9ee2"/>
    </style:style>
    <style:style style:name="T94" style:family="text">
      <style:text-properties officeooo:rsid="00b05669"/>
    </style:style>
    <style:style style:name="T95" style:family="text">
      <style:text-properties officeooo:rsid="00ba52fa"/>
    </style:style>
    <style:style style:name="T96" style:family="text">
      <style:text-properties officeooo:rsid="00bc538d"/>
    </style:style>
    <style:style style:name="T97" style:family="text">
      <style:text-properties officeooo:rsid="00bcfaf9"/>
    </style:style>
    <style:style style:name="T98" style:family="text">
      <style:text-properties officeooo:rsid="00d342b2"/>
    </style:style>
    <style:style style:name="T99" style:family="text">
      <style:text-properties officeooo:rsid="00be4d7c"/>
    </style:style>
    <style:style style:name="T100" style:family="text">
      <style:text-properties officeooo:rsid="00c045cc"/>
    </style:style>
    <style:style style:name="T101" style:family="text">
      <style:text-properties officeooo:rsid="00c06a0b"/>
    </style:style>
    <style:style style:name="T102" style:family="text">
      <style:text-properties officeooo:rsid="00c14c89"/>
    </style:style>
    <style:style style:name="T103" style:family="text">
      <style:text-properties officeooo:rsid="00c30ccd"/>
    </style:style>
    <style:style style:name="T104" style:family="text">
      <style:text-properties officeooo:rsid="00c37a5f"/>
    </style:style>
    <style:style style:name="T105" style:family="text">
      <style:text-properties officeooo:rsid="00c898a0"/>
    </style:style>
    <style:style style:name="T106" style:family="text">
      <style:text-properties officeooo:rsid="00c99734"/>
    </style:style>
    <style:style style:name="T107" style:family="text">
      <style:text-properties officeooo:rsid="00cb480c"/>
    </style:style>
    <style:style style:name="T108" style:family="text">
      <style:text-properties officeooo:rsid="00cbc398"/>
    </style:style>
    <style:style style:name="T109" style:family="text">
      <style:text-properties officeooo:rsid="00ceae5e"/>
    </style:style>
    <style:style style:name="T110" style:family="text">
      <style:text-properties officeooo:rsid="00cfbc6d"/>
    </style:style>
    <style:style style:name="T111" style:family="text">
      <style:text-properties officeooo:rsid="00d13f6d"/>
    </style:style>
    <style:style style:name="T112" style:family="text">
      <style:text-properties officeooo:rsid="00d2fcc1"/>
    </style:style>
    <style:style style:name="T113" style:family="text">
      <style:text-properties officeooo:rsid="00d3233c"/>
    </style:style>
    <style:style style:name="T114" style:family="text">
      <style:text-properties officeooo:rsid="00d4d764"/>
    </style:style>
    <style:style style:name="T115" style:family="text">
      <style:text-properties officeooo:rsid="00d837c4"/>
    </style:style>
    <style:style style:name="T116" style:family="text">
      <style:text-properties officeooo:rsid="00d95ec4"/>
    </style:style>
    <style:style style:name="T117" style:family="text">
      <style:text-properties officeooo:rsid="00da0ae3"/>
    </style:style>
    <style:style style:name="T118" style:family="text">
      <style:text-properties officeooo:rsid="00db6d50"/>
    </style:style>
    <style:style style:name="T119" style:family="text">
      <style:text-properties officeooo:rsid="006daa07"/>
    </style:style>
    <style:style style:name="T120" style:family="text">
      <style:text-properties officeooo:rsid="00dcbcad"/>
    </style:style>
    <style:style style:name="T121" style:family="text">
      <style:text-properties officeooo:rsid="00deddb8"/>
    </style:style>
    <style:style style:name="T122" style:family="text">
      <style:text-properties officeooo:rsid="00e265cd"/>
    </style:style>
    <style:style style:name="T123" style:family="text">
      <style:text-properties officeooo:rsid="00e37a18"/>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15"><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5-13</text:span></text:p>
          </table:table-cell>
        </table:table-row>
        <table:table-row>
          <table:table-cell table:style-name="Table1.A2" office:value-type="string">
            <text:p text:style-name="P11">Reference</text:p>
          </table:table-cell>
          <table:table-cell table:style-name="Table1.B2" office:value-type="string">
            <text:p text:style-name="P12">DuneNvmeStorage<text:span text:style-name="T3">Manual</text:span></text:p>
          </table:table-cell>
        </table:table-row>
        <table:table-row>
          <table:table-cell table:style-name="Table1.A2" office:value-type="string">
            <text:p text:style-name="P83">Version</text:p>
          </table:table-cell>
          <table:table-cell table:style-name="Table1.B2" office:value-type="string">
            <text:p text:style-name="P194">0.6</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1"><text:a xlink:type="simple" xlink:href="#__RefHeading___Toc3880_242116693" text:style-name="Index_20_Link" text:visited-style-name="Index_20_Link">1. Introduction<text:tab/>1</text:a></text:p>
          <text:p text:style-name="P171"><text:a xlink:type="simple" xlink:href="#__RefHeading___Toc5755_3225593621" text:style-name="Index_20_Link" text:visited-style-name="Index_20_Link">2. NvmeStorage core overview<text:tab/>2</text:a></text:p>
          <text:p text:style-name="P171"><text:a xlink:type="simple" xlink:href="#__RefHeading___Toc3882_242116693" text:style-name="Index_20_Link" text:visited-style-name="Index_20_Link">3. Dune System Overview<text:tab/>2</text:a></text:p>
          <text:p text:style-name="P172"><text:a xlink:type="simple" xlink:href="#__RefHeading___Toc941_24302957261" text:style-name="Index_20_Link" text:visited-style-name="Index_20_Link">3.1. Dune Raw Data<text:tab/>3</text:a></text:p>
          <text:p text:style-name="P171"><text:a xlink:type="simple" xlink:href="#__RefHeading___Toc5757_3225593621" text:style-name="Index_20_Link" text:visited-style-name="Index_20_Link">4. NvmeStorage core operation<text:tab/>4</text:a></text:p>
          <text:p text:style-name="P172"><text:a xlink:type="simple" xlink:href="#__RefHeading___Toc3886_242116693" text:style-name="Index_20_Link" text:visited-style-name="Index_20_Link">4.1. NVMe Storage Access<text:tab/>4</text:a></text:p>
          <text:p text:style-name="P171"><text:a xlink:type="simple" xlink:href="#__RefHeading___Toc3888_242116693" text:style-name="Index_20_Link" text:visited-style-name="Index_20_Link">5. NvmeStorage core interfaces<text:tab/>5</text:a></text:p>
          <text:p text:style-name="P172"><text:a xlink:type="simple" xlink:href="#__RefHeading___Toc3890_242116693" text:style-name="Index_20_Link" text:visited-style-name="Index_20_Link">5.1. Hardware interface<text:tab/>5</text:a></text:p>
          <text:p text:style-name="P172"><text:a xlink:type="simple" xlink:href="#__RefHeading___Toc3892_242116693" text:style-name="Index_20_Link" text:visited-style-name="Index_20_Link">5.2. Clocks and reset<text:tab/>6</text:a></text:p>
          <text:p text:style-name="P172"><text:a xlink:type="simple" xlink:href="#__RefHeading___Toc3894_242116693" text:style-name="Index_20_Link" text:visited-style-name="Index_20_Link">5.3. Axi4-Lite bus interface<text:tab/>7</text:a></text:p>
          <text:p text:style-name="P172"><text:a xlink:type="simple" xlink:href="#__RefHeading___Toc3896_242116693" text:style-name="Index_20_Link" text:visited-style-name="Index_20_Link">5.4. NVMe write data stream<text:tab/>7</text:a></text:p>
          <text:p text:style-name="P172"><text:a xlink:type="simple" xlink:href="#__RefHeading___Toc3898_242116693" text:style-name="Index_20_Link" text:visited-style-name="Index_20_Link">5.5. NVMe ToHost Control/Data stream<text:tab/>8</text:a></text:p>
          <text:p text:style-name="P172"><text:a xlink:type="simple" xlink:href="#__RefHeading___Toc3900_242116693" text:style-name="Index_20_Link" text:visited-style-name="Index_20_Link">5.6. NVMe FromHost Control/Data stream<text:tab/>10</text:a></text:p>
          <text:p text:style-name="P171"><text:a xlink:type="simple" xlink:href="#__RefHeading___Toc3902_242116693" text:style-name="Index_20_Link" text:visited-style-name="Index_20_Link">6. Control and status registers<text:tab/>10</text:a></text:p>
          <text:p text:style-name="P172"><text:a xlink:type="simple" xlink:href="#__RefHeading___Toc1213_1809817560" text:style-name="Index_20_Link" text:visited-style-name="Index_20_Link">6.1. Control Register<text:tab/>11</text:a></text:p>
          <text:p text:style-name="P172"><text:a xlink:type="simple" xlink:href="#__RefHeading___Toc1215_1809817560" text:style-name="Index_20_Link" text:visited-style-name="Index_20_Link">6.2. Status Register<text:tab/>12</text:a></text:p>
          <text:p text:style-name="P172"><text:a xlink:type="simple" xlink:href="#__RefHeading___Toc5616_3225593621" text:style-name="Index_20_Link" text:visited-style-name="Index_20_Link">6.3. Read Blocks System<text:tab/>12</text:a></text:p>
          <text:p text:style-name="P173"><text:a xlink:type="simple" xlink:href="#__RefHeading___Toc3904_242116693" text:style-name="Index_20_Link" text:visited-style-name="Index_20_Link">6.3.1. Read Control Register<text:tab/>12</text:a></text:p>
          <text:p text:style-name="P173"><text:a xlink:type="simple" xlink:href="#__RefHeading___Toc5618_3225593621" text:style-name="Index_20_Link" text:visited-style-name="Index_20_Link">6.3.2. Read Status Register<text:tab/>13</text:a></text:p>
          <text:p text:style-name="P171"><text:a xlink:type="simple" xlink:href="#__RefHeading___Toc5620_3225593621" text:style-name="Index_20_Link" text:visited-style-name="Index_20_Link">7. Communication with the Nvme<text:tab/>13</text:a></text:p>
          <text:p text:style-name="P171"><text:a xlink:type="simple" xlink:href="#__RefHeading___Toc3906_242116693" text:style-name="Index_20_Link" text:visited-style-name="Index_20_Link">8. Testing the NvmeStorage core<text:tab/>13</text:a></text:p>
          <text:p text:style-name="P172"><text:a xlink:type="simple" xlink:href="#__RefHeading___Toc3908_242116693" text:style-name="Index_20_Link" text:visited-style-name="Index_20_Link">8.1. NVMe Devices<text:tab/>13</text:a></text:p>
          <text:p text:style-name="P171"><text:a xlink:type="simple" xlink:href="#__RefHeading___Toc3910_242116693" text:style-name="Index_20_Link" text:visited-style-name="Index_20_Link">9. Notes<text:tab/>14</text:a></text:p>
        </text:index-body>
      </text:table-of-content>
      <text:h text:style-name="Heading_20_1" text:outline-level="1"><text:bookmark-start text:name="__RefHeading___Toc3880_242116693"/>Introduction<text:bookmark-end text:name="__RefHeading___Toc3880_242116693"/></text:h>
      <text:p text:style-name="P109">This document <text:span text:style-name="T13">covers the use of the Dune NVMe Storage Fpga core and testing thereof.</text:span> The<text:span text:style-name="T13">re is also a design</text:span> level manual, DuneNvmeStorage<text:span text:style-name="T13">Design</text:span> which covers <text:span text:style-name="T13">detailed implementation information and general notes.</text:span></text:p>
      <text:h text:style-name="P174" text:outline-level="1"><text:bookmark-start text:name="__RefHeading___Toc5755_3225593621"/><text:soft-page-break/><text:span text:style-name="T11">N</text:span><text:span text:style-name="T7">vmeStorage core o</text:span><text:span text:style-name="T12">verview</text:span><text:bookmark-end text:name="__RefHeading___Toc5755_3225593621"/></text:h>
      <text:p text:style-name="P144">The <text:span text:style-name="T111">Dune </text:span>NvmeStorage FPGA core <text:span text:style-name="T110">provides the ability to store a data stream of 4 kByte blocks to two Nvme storage devices working in parallel at a rate of 4 GBytes/sec or greater. While performing this it allows the stored data to be read out at a slower rate.</text:span></text:p>
      <text:p text:style-name="P145">The NvmeStorage core is designed to be controlled by a set of registers from a CPU. <text:span text:style-name="T111">An Axi4-lite bus interface provides this ability.</text:span> <text:span text:style-name="T111">It’s</text:span> data input is designed to come from a raw FPGA binary bit stream <text:span text:style-name="T111">using an AXI4 stream interface.</text:span> </text:p>
      <text:p text:style-name="P146">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12">wo </text:span>AXI4 streams, one sending <text:span text:style-name="T112">a form of PCIe TLP </text:span>packets to the module <text:span text:style-name="T112">from the host </text:span>and one sending packets <text:span text:style-name="T112">to the host </text:span>from the module <text:span text:style-name="T112">provide this ability</text:span>. It is expected that these AXI4 streams would be sent to a host’s CPU over DMA stream interfaces, possibly multiplexed with packets from other FPGA systems.</text:p>
      <text:h text:style-name="P175" text:outline-level="1"><text:bookmark-start text:name="__RefHeading___Toc3882_242116693"/><text:span text:style-name="T110">Dune System </text:span>Overview<text:bookmark-end text:name="__RefHeading___Toc3882_242116693"/></text:h>
      <text:p text:style-name="P110"><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0"><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10">The overall requirement <text:span text:style-name="T36">of the NvmeStorage core </text:span>is to store, real-time, the <text:span text:style-name="T28">raw data stream from the Dune system and be able to, with a slower access rate, read that data. </text:span>The <text:span text:style-name="T36">full </text:span>system is able to store 120 TeraBytes of incoming data at a rate of 600 GigaBytes per second <text:span text:style-name="T36">across its multiple FPGA based data processing engines.</text:span></text:p>
      <text:p text:style-name="P111"><text:span text:style-name="T36">For each FPGA engine t</text:span>he source data consists of fixed sized chunk<text:span text:style-name="T36">s</text:span> (bursts) of data that are from 20 to 200 GBytes in size. These data chunks are stored, round robin fashion, into the NVMe device<text:span text:style-name="T29">s</text:span> with a new chunk overwriting the oldest chunk written. </text:p>
      <text:p text:style-name="P132"><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12">For information, the raw data from the Dune sensors consist of 2560 wires sampled with 12 bits resolution. A <text:span text:style-name="T91">super </text:span>packet containing 64 sets of this data will likely be generated, that includes a start time field and other control information. This will yield data packets of a size near 128 kBytes after compression.</text:p>
      <text:p text:style-name="P120">The N<text:span text:style-name="T38">vmeStorage core will store data with a</text:span> block size <text:span text:style-name="T38">granularity </text:span>of <text:span text:style-name="T77">4</text:span> kBytes. If an NVMe error occurs, <text:span text:style-name="T93">maybe due to a large block write latency or other error, </text:span>the system will continue storing data, if it can, keeping the block numbers consistent. This means that th<text:span text:style-name="T38">ere</text:span> could be a set of blocks with in-valid data. So some method of determining if a packet of data is corrupt is needed. The compression algorithm use<text:span text:style-name="T37">d</text:span> will provide variable length blocks. We suggest using a variable length packet with CRC checksum padded to a <text:span text:style-name="T77">4</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0">Length</text:p>
          </table:table-cell>
          <table:table-cell table:style-name="Table5.A2" office:value-type="string">
            <text:p text:style-name="P30">32 bits</text:p>
          </table:table-cell>
          <table:table-cell table:style-name="Table5.C2" office:value-type="string">
            <text:p text:style-name="P30">The compressed data length in bytes (packet length is this field + timestamp + misc header length + CRC length).</text:p>
          </table:table-cell>
        </table:table-row>
        <table:table-row>
          <table:table-cell table:style-name="Table5.A2" office:value-type="string">
            <text:p text:style-name="P30">Timestamp</text:p>
          </table:table-cell>
          <table:table-cell table:style-name="Table5.A2" office:value-type="string">
            <text:p text:style-name="P30">64 bits</text:p>
          </table:table-cell>
          <table:table-cell table:style-name="Table5.C2" office:value-type="string">
            <text:p text:style-name="P30">Timestamp for data</text:p>
          </table:table-cell>
        </table:table-row>
        <text:soft-page-break/>
        <table:table-row>
          <table:table-cell table:style-name="Table5.A2" office:value-type="string">
            <text:p text:style-name="P30">Misc</text:p>
          </table:table-cell>
          <table:table-cell table:style-name="Table5.A2" office:value-type="string">
            <text:p text:style-name="P30">?</text:p>
          </table:table-cell>
          <table:table-cell table:style-name="Table5.C2" office:value-type="string">
            <text:p text:style-name="P30">Extra header information as needed</text:p>
          </table:table-cell>
        </table:table-row>
        <table:table-row>
          <table:table-cell table:style-name="Table5.A2" office:value-type="string">
            <text:p text:style-name="P30">Compressed samples</text:p>
          </table:table-cell>
          <table:table-cell table:style-name="Table5.A2" office:value-type="string">
            <text:p text:style-name="P30">~122 kBytes</text:p>
          </table:table-cell>
          <table:table-cell table:style-name="Table5.C2" office:value-type="string">
            <text:p text:style-name="P30">The compressed data for 64 samples of 2560 wires at 12 bit resolution.</text:p>
          </table:table-cell>
        </table:table-row>
        <table:table-row>
          <table:table-cell table:style-name="Table5.A2" office:value-type="string">
            <text:p text:style-name="P30">CRC</text:p>
          </table:table-cell>
          <table:table-cell table:style-name="Table5.A2" office:value-type="string">
            <text:p text:style-name="P30">32 bits</text:p>
          </table:table-cell>
          <table:table-cell table:style-name="Table5.C2" office:value-type="string">
            <text:p text:style-name="P30">CRC32 checksum</text:p>
          </table:table-cell>
        </table:table-row>
        <table:table-row>
          <table:table-cell table:style-name="Table5.A2" office:value-type="string">
            <text:p text:style-name="P30">Padding</text:p>
          </table:table-cell>
          <table:table-cell table:style-name="Table5.A2" office:value-type="string">
            <text:p text:style-name="Table_20_Contents">?</text:p>
          </table:table-cell>
          <table:table-cell table:style-name="Table5.C2" office:value-type="string">
            <text:p text:style-name="P30">Padding to next 4/<text:span text:style-name="T78">8</text:span> kByte boundary</text:p>
          </table:table-cell>
        </table:table-row>
      </table:table>
      <text:p text:style-name="P116"/>
      <text:p text:style-name="P119">The actual packet format is irrelevant to the NVMe storage system. It simply stores data in blocks to a <text:span text:style-name="T77">4 </text:span>kBy<text:span text:style-name="T72">t</text:span>e boundary. <text:span text:style-name="T72">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3">Two possible methods are:</text:p>
      <text:list xml:id="list3831739144" text:style-name="L1">
        <text:list-item>
          <text:p text:style-name="P195">Store and drop at the super packet (128 kByte) level.</text:p>
        </text:list-item>
        <text:list-item>
          <text:p text:style-name="P195"><text:span text:style-name="T93">Store and drop at the</text:span> <text:span text:style-name="T73">storage </text:span>packet <text:span text:style-name="T77">4</text:span> kBytes <text:span text:style-name="T93">level, the same as the underlying NvmeStorage block size</text:span>. <text:span text:style-name="T93">Ideally t</text:span>his <text:span text:style-name="T93">4 kByte block</text:span> would have some header to allow the software to understand if some of these <text:span text:style-name="T77">4</text:span> k packets are missing. This could be two 16bit values: the super packet number and the <text:span text:style-name="T77">4k</text:span> packet number within the super packet.</text:p>
        </text:list-item>
      </text:list>
      <text:p text:style-name="P134">When a <text:span text:style-name="T93">4k block </text:span>is sent across the AXI4-Stream, the tlast signal will need to be set in the last <text:span text:style-name="T93">clock cycle of the block</text:span>. </text:p>
      <text:h text:style-name="P176" text:outline-level="1"><text:bookmark-start text:name="__RefHeading___Toc5757_3225593621"/>N<text:span text:style-name="T39">vmeStorage core operation</text:span><text:bookmark-end text:name="__RefHeading___Toc5757_3225593621"/></text:h>
      <text:p text:style-name="P129">On the reset hardware line driven high or the reset bit in the control register set high the NvmeStorage system will enter an initialisation state. During this state either the core or, if wanted, the host computer will configure the NVMe devices for operation. Once initialised the core is ready to accept commands from the software running on the host computer and the host can perform Nvme reads and writes.</text:p>
      <text:p text:style-name="P130">A new data chunk is start<text:span text:style-name="T74">ed</text:span> by setting the <text:span text:style-name="T94">DataChunkStart and DataChunkSize registers to the starting block number and the number of blocks to store. Once set the da</text:span>taEnable register bit <text:span text:style-name="T94">in the Control register is set high to begin writing the data stream to the Nvme devices</text:span>. Data will be written to the NVMe devices until either the dataEnable register bit is reset<text:span text:style-name="T79"> or the number of data blocks written equals the programmed DataChunkSize</text:span>.</text:p>
      <text:p text:style-name="P129">The NvmeCore will respond to data read requests as commanded by the host CPU writing to the read control registers or directly to the Nvme device.</text:p>
      <text:h text:style-name="P180" text:outline-level="2"><text:bookmark-start text:name="__RefHeading___Toc3886_242116693"/>NVMe Storage Access<text:bookmark-end text:name="__RefHeading___Toc3886_242116693"/></text:h>
      <text:p text:style-name="P121"><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ext:soft-page-break/>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he data chunks will align to a 4 kByte boundary. It might be good to align them to an NVMe erase block boundary (possibly 1 MByte depending on NVMe), we will determine this later in the project.</text:p>
      <text:p text:style-name="P131">The NVMe storage registers indicate <text:span text:style-name="T95">the starting block and how many blocks</text:span> <text:span text:style-name="T95">to write.</text:span></text:p>
      <text:h text:style-name="P177" text:outline-level="1"><text:bookmark-start text:name="__RefHeading___Toc3888_242116693"/>N<text:span text:style-name="T39">vmeStorage core interfaces</text:span><text:bookmark-end text:name="__RefHeading___Toc3888_242116693"/></text:h>
      <text:p text:style-name="Text_20_body">The NvmeStorage core has the following interfaces:</text:p>
      <text:h text:style-name="P181"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pan text:style-name="T10">H</text:span><text:span text:style-name="T8">ardware</text:span><text:span text:style-name="T7"> interface</text:span><text:bookmark-end text:name="__RefHeading___Toc3890_242116693"/></text:h>
      <text:p text:style-name="P122">The system will use two NVMe devices operating in parallel to achieve the data rate required. It may be possible in the future to use a single NVMe device operating over a Gen4 PCIe interface if Ultrascale+ FPGA’s are used <text:span text:style-name="T96">and a very high performance Nvme is available</text:span>. The overall design can handle that eventuality, <text:span text:style-name="T96">but it would need changing to support 256 bit data widths.</text:span>.</text:p>
      <text:p text:style-name="P123">The NVMe PCIe devices will require a low jitter PCIe clock for operation. <text:span text:style-name="T97">The design is</text:span> base<text:span text:style-name="T97">d</text:span> on there being a single external 100 MHz PCIe clock chip driving <text:span text:style-name="T40">both NVMe devices and the </text:span>FPGA’s <text:span text:style-name="T40">differential </text:span>reference clock inputs next to the GTH/GTY transceivers that will be used for NVMe PCIe <text:soft-page-break/>communications. The GTH/GTY transceivers used will have to be located near the PCIe hard blocks <text:span text:style-name="T40">used for NVMe communications </text:span>in the FPGA so they can be used by the PCIe core. See the Xilinx information on the particular FPGA that will be used. For the xcku040-ffva1156-2-e, <text:span text:style-name="T40">as used on the XKU105 development board, the pins to be used are fixed and described in the “Test FPGA resources” section of the DuneNvmeStorageDesign document.</text:span></text:p>
      <text:p text:style-name="P138">Note that we need to be able to drive the <text:span text:style-name="T98">nvme_reset_n </text:span>line in order to be able to reset the Nvme devices.</text:p>
      <text:p text:style-name="P138">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58">Item</text:p>
          </table:table-cell>
          <table:table-cell table:style-name="Table12.A1" office:value-type="string">
            <text:p text:style-name="P153">B<text:span text:style-name="T41">its</text:span></text:p>
          </table:table-cell>
          <table:table-cell table:style-name="Table12.C1" office:value-type="string">
            <text:p text:style-name="P158">Notes</text:p>
          </table:table-cell>
        </table:table-row>
        <table:table-row>
          <table:table-cell table:style-name="Table12.A2" office:value-type="string">
            <text:p text:style-name="P34">nvme_clk_p</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plus input</text:span></text:p>
          </table:table-cell>
        </table:table-row>
        <table:table-row>
          <table:table-cell table:style-name="Table12.A2" office:value-type="string">
            <text:p text:style-name="P34">nvme_clk_<text:span text:style-name="T42">n</text:span></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43">Output driving</text:span> external NVMe’<text:span text:style-name="T4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P34"><text:span text:style-name="T42">n</text:span>vme0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0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able:table-row>
          <table:table-cell table:style-name="Table12.A2" office:value-type="string">
            <text:p text:style-name="P34"><text:span text:style-name="T42">n</text:span>vme0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0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row>
          <table:table-cell table:style-name="Table12.A2" office:value-type="string">
            <text:p text:style-name="P34"/>
          </table:table-cell>
          <table:table-cell table:style-name="Table12.A2" office:value-type="string">
            <text:p text:style-name="P32"/>
          </table:table-cell>
          <table:table-cell table:style-name="Table12.C2" office:value-type="string">
            <text:p text:style-name="P32"/>
          </table:table-cell>
        </table:table-row>
        <table:table-row>
          <table:table-cell table:style-name="Table12.A2" office:value-type="string">
            <text:p text:style-name="P34"><text:span text:style-name="T42">n</text:span>vme<text:span text:style-name="T45">1</text:span>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text:span text:style-name="T45">1</text:span>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able:table-row>
          <table:table-cell table:style-name="Table12.A2" office:value-type="string">
            <text:p text:style-name="P34"><text:span text:style-name="T42">n</text:span>vme<text:span text:style-name="T45">1</text:span>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text:span text:style-name="T45">1</text:span>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
      <text:p text:style-name="P128"/>
      <text:p text:style-name="Text_20_body">The PCIe lanes will be operating at 8 GT/s <text:span text:style-name="T46">speeds, so track impedance and routing will be critical.</text:span></text:p>
      <text:h text:style-name="P182"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24"><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59">Item</text:p>
          </table:table-cell>
          <table:table-cell table:style-name="Table3.A1" office:value-type="string">
            <text:p text:style-name="P154">B<text:span text:style-name="T41">its</text:span></text:p>
          </table:table-cell>
          <table:table-cell table:style-name="Table3.C1" office:value-type="string">
            <text:p text:style-name="P159">Notes</text:p>
          </table:table-cell>
        </table:table-row>
        <table:table-row>
          <table:table-cell table:style-name="Table3.A2" office:value-type="string">
            <text:p text:style-name="P36">clk</text:p>
          </table:table-cell>
          <table:table-cell table:style-name="Table3.A2" office:value-type="string">
            <text:p text:style-name="P35">1</text:p>
          </table:table-cell>
          <table:table-cell table:style-name="Table3.C2" office:value-type="string">
            <text:p text:style-name="P35"><text:span text:style-name="T47">250</text:span> MHz <text:span text:style-name="T47">clock input for data interfaces</text:span></text:p>
          </table:table-cell>
        </table:table-row>
        <table:table-row>
          <table:table-cell table:style-name="Table3.A2" office:value-type="string">
            <text:p text:style-name="P37">reset</text:p>
          </table:table-cell>
          <table:table-cell table:style-name="Table3.A2" office:value-type="string">
            <text:p text:style-name="P35">1</text:p>
          </table:table-cell>
          <table:table-cell table:style-name="Table3.C2" office:value-type="string">
            <text:p text:style-name="P33">A<text:span text:style-name="T47">ctive high reset input</text:span></text:p>
          </table:table-cell>
        </table:table-row>
      </table:table>
      <text:p text:style-name="P4"><text:span text:style-name="Strong_20_Emphasis"><text:span text:style-name="T30"/></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25"><text:span text:style-name="Strong_20_Emphasis"><text:span text:style-name="T35">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0">Item</text:p>
          </table:table-cell>
          <table:table-cell table:style-name="Table10.A1" office:value-type="string">
            <text:p text:style-name="P160">Bits</text:p>
          </table:table-cell>
          <table:table-cell table:style-name="Table10.C1" office:value-type="string">
            <text:p text:style-name="P160">Notes</text:p>
          </table:table-cell>
        </table:table-row>
        <table:table-row>
          <table:table-cell table:style-name="Table10.A2" office:value-type="string">
            <text:p text:style-name="P43"><text:span text:style-name="T49">axilOut.</text:span>awready</text:p>
          </table:table-cell>
          <table:table-cell table:style-name="Table10.A2" office:value-type="string">
            <text:p text:style-name="P43">1</text:p>
          </table:table-cell>
          <table:table-cell table:style-name="Table10.C2" office:value-type="string">
            <text:p text:style-name="P43">Write address ready <text:span text:style-name="T48">input</text:span></text:p>
          </table:table-cell>
        </table:table-row>
        <table:table-row>
          <table:table-cell table:style-name="Table10.A2" office:value-type="string">
            <text:p text:style-name="P38"><text:span text:style-name="T49">axilIn.</text:span>awvalid</text:p>
          </table:table-cell>
          <table:table-cell table:style-name="Table10.A2" office:value-type="string">
            <text:p text:style-name="P38">1</text:p>
          </table:table-cell>
          <table:table-cell table:style-name="Table10.C2" office:value-type="string">
            <text:p text:style-name="P43">Write address valid <text:span text:style-name="T48">input</text:span></text:p>
          </table:table-cell>
        </table:table-row>
        <table:table-row>
          <table:table-cell table:style-name="Table10.A2" office:value-type="string">
            <text:p text:style-name="P38"><text:span text:style-name="T49">axilIn.</text:span>awaddr</text:p>
          </table:table-cell>
          <table:table-cell table:style-name="Table10.A2" office:value-type="string">
            <text:p text:style-name="P38"><text:span text:style-name="T50">4</text:span> bits</text:p>
          </table:table-cell>
          <table:table-cell table:style-name="Table10.C2" office:value-type="string">
            <text:p text:style-name="P38">Write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9">axilOut.</text:span>wready</text:p>
          </table:table-cell>
          <table:table-cell table:style-name="Table10.A2" office:value-type="string">
            <text:p text:style-name="P43">1</text:p>
          </table:table-cell>
          <table:table-cell table:style-name="Table10.C2" office:value-type="string">
            <text:p text:style-name="P43">Write data ready <text:span text:style-name="T48">output</text:span></text:p>
          </table:table-cell>
        </table:table-row>
        <table:table-row>
          <table:table-cell table:style-name="Table10.A2" office:value-type="string">
            <text:p text:style-name="P38"><text:span text:style-name="T49">axilIn.</text:span>wvalid</text:p>
          </table:table-cell>
          <table:table-cell table:style-name="Table10.A2" office:value-type="string">
            <text:p text:style-name="P38">1</text:p>
          </table:table-cell>
          <table:table-cell table:style-name="Table10.C2" office:value-type="string">
            <text:p text:style-name="P43">Write data valid <text:span text:style-name="T48">input</text:span></text:p>
          </table:table-cell>
        </table:table-row>
        <table:table-row>
          <table:table-cell table:style-name="Table10.A2" office:value-type="string">
            <text:p text:style-name="P38"><text:span text:style-name="T49">axilIn.</text:span>wdata</text:p>
          </table:table-cell>
          <table:table-cell table:style-name="Table10.A2" office:value-type="string">
            <text:p text:style-name="P38">32 bits</text:p>
          </table:table-cell>
          <table:table-cell table:style-name="Table10.C2" office:value-type="string">
            <text:p text:style-name="P43">Write data, data <text:span text:style-name="T48">input</text:span></text:p>
          </table:table-cell>
        </table:table-row>
        <table:table-row>
          <table:table-cell table:style-name="Table10.A2" office:value-type="string">
            <text:p text:style-name="P38"><text:span text:style-name="T49">axilIn.</text:span>wstrb</text:p>
          </table:table-cell>
          <table:table-cell table:style-name="Table10.A2" office:value-type="string">
            <text:p text:style-name="P44">N/A</text:p>
          </table:table-cell>
          <table:table-cell table:style-name="Table10.C2" office:value-type="string">
            <text:p text:style-name="P44">Not used</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38"><text:span text:style-name="T49">axilIn.</text:span>bready</text:p>
          </table:table-cell>
          <table:table-cell table:style-name="Table10.A2" office:value-type="string">
            <text:p text:style-name="P45">1</text:p>
          </table:table-cell>
          <table:table-cell table:style-name="Table10.C2" office:value-type="string">
            <text:p text:style-name="P45">Write response ready<text:span text:style-name="T51"> input</text:span></text:p>
          </table:table-cell>
        </table:table-row>
        <table:table-row>
          <table:table-cell table:style-name="Table10.A2" office:value-type="string">
            <text:p text:style-name="P38"><text:span text:style-name="T49">axilOut.</text:span>bvalid</text:p>
          </table:table-cell>
          <table:table-cell table:style-name="Table10.A2" office:value-type="string">
            <text:p text:style-name="P45">1</text:p>
          </table:table-cell>
          <table:table-cell table:style-name="Table10.C2" office:value-type="string">
            <text:p text:style-name="P45">Write response valid<text:span text:style-name="T51"> output</text:span></text:p>
          </table:table-cell>
        </table:table-row>
        <table:table-row>
          <table:table-cell table:style-name="Table10.A2" office:value-type="string">
            <text:p text:style-name="P38"><text:span text:style-name="T49">axilOut.</text:span>bresp</text:p>
          </table:table-cell>
          <table:table-cell table:style-name="Table10.A2" office:value-type="string">
            <text:p text:style-name="P45">2</text:p>
          </table:table-cell>
          <table:table-cell table:style-name="Table10.C2" office:value-type="string">
            <text:p text:style-name="P45">Write response, “00” is Ok<text:span text:style-name="T51"> output</text:span>.</text:p>
          </table:table-cell>
        </table:table-row>
        <table:table-row>
          <table:table-cell table:style-name="Table10.A2" office:value-type="string">
            <text:p text:style-name="P38"/>
          </table:table-cell>
          <table:table-cell table:style-name="Table10.A2" office:value-type="string">
            <text:p text:style-name="P45"/>
          </table:table-cell>
          <table:table-cell table:style-name="Table10.C2" office:value-type="string">
            <text:p text:style-name="P45"/>
          </table:table-cell>
        </table:table-row>
        <table:table-row>
          <table:table-cell table:style-name="Table10.A2" office:value-type="string">
            <text:p text:style-name="P43"><text:span text:style-name="T49">axilOut.</text:span>arready</text:p>
          </table:table-cell>
          <table:table-cell table:style-name="Table10.A2" office:value-type="string">
            <text:p text:style-name="P43">1</text:p>
          </table:table-cell>
          <table:table-cell table:style-name="Table10.C2" office:value-type="string">
            <text:p text:style-name="P43">Read address ready <text:span text:style-name="T48">output</text:span></text:p>
          </table:table-cell>
        </table:table-row>
        <table:table-row>
          <table:table-cell table:style-name="Table10.A2" office:value-type="string">
            <text:p text:style-name="P38"><text:span text:style-name="T49">axilIn.</text:span>arvalid</text:p>
          </table:table-cell>
          <table:table-cell table:style-name="Table10.A2" office:value-type="string">
            <text:p text:style-name="P38">1</text:p>
          </table:table-cell>
          <table:table-cell table:style-name="Table10.C2" office:value-type="string">
            <text:p text:style-name="P43">Read address valid <text:span text:style-name="T48">input</text:span></text:p>
          </table:table-cell>
        </table:table-row>
        <table:table-row>
          <table:table-cell table:style-name="Table10.A2" office:value-type="string">
            <text:p text:style-name="P38"><text:span text:style-name="T49">axilIn.</text:span>araddr</text:p>
          </table:table-cell>
          <table:table-cell table:style-name="Table10.A2" office:value-type="string">
            <text:p text:style-name="P38"><text:span text:style-name="T49">4</text:span> bits</text:p>
          </table:table-cell>
          <table:table-cell table:style-name="Table10.C2" office:value-type="string">
            <text:p text:style-name="P38">Read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9">axilIn.</text:span>rready</text:p>
          </table:table-cell>
          <table:table-cell table:style-name="Table10.A2" office:value-type="string">
            <text:p text:style-name="P43">1</text:p>
          </table:table-cell>
          <table:table-cell table:style-name="Table10.C2" office:value-type="string">
            <text:p text:style-name="P46">Read data ready input</text:p>
          </table:table-cell>
        </table:table-row>
        <table:table-row>
          <table:table-cell table:style-name="Table10.A2" office:value-type="string">
            <text:p text:style-name="P38"><text:span text:style-name="T49">axilOut.</text:span>rvalid</text:p>
          </table:table-cell>
          <table:table-cell table:style-name="Table10.A2" office:value-type="string">
            <text:p text:style-name="P38">1</text:p>
          </table:table-cell>
          <table:table-cell table:style-name="Table10.C2" office:value-type="string">
            <text:p text:style-name="P47">Read data valid<text:span text:style-name="T51"> <text:s/>output</text:span></text:p>
          </table:table-cell>
        </table:table-row>
        <table:table-row>
          <table:table-cell table:style-name="Table10.A2" office:value-type="string">
            <text:p text:style-name="P38"><text:span text:style-name="T49">axilOut.</text:span>rdata</text:p>
          </table:table-cell>
          <table:table-cell table:style-name="Table10.A2" office:value-type="string">
            <text:p text:style-name="P38">32 bits</text:p>
          </table:table-cell>
          <table:table-cell table:style-name="Table10.C2" office:value-type="string">
            <text:p text:style-name="P47">Read data, data<text:span text:style-name="T51"> <text:s/>output</text:span></text:p>
          </table:table-cell>
        </table:table-row>
        <table:table-row>
          <table:table-cell table:style-name="Table10.A2" office:value-type="string">
            <text:p text:style-name="P38"><text:span text:style-name="T49">axilOut.</text:span>rresp</text:p>
          </table:table-cell>
          <table:table-cell table:style-name="Table10.A2" office:value-type="string">
            <text:p text:style-name="P45">2</text:p>
          </table:table-cell>
          <table:table-cell table:style-name="Table10.C2" office:value-type="string">
            <text:p text:style-name="P46">Read response, “00” is Ok<text:span text:style-name="T51"> output</text:span>.</text:p>
          </table:table-cell>
        </table:table-row>
      </table:table>
      <text:h text:style-name="Heading_20_2" text:outline-level="2"><text:bookmark-start text:name="__RefHeading___Toc3896_242116693"/>NVMe <text:span text:style-name="T53">write d</text:span>ata <text:span text:style-name="T53">s</text:span>tream<text:bookmark-end text:name="__RefHeading___Toc3896_242116693"/></text:h>
      <text:p text:style-name="P113">This accepts the Dune data on an AXI4-Stream interface <text:span text:style-name="T52">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61">Item</text:p>
          </table:table-cell>
          <table:table-cell table:style-name="Table4.A1" office:value-type="string">
            <text:p text:style-name="P155">I<text:span text:style-name="T42">nfo</text:span></text:p>
          </table:table-cell>
          <table:table-cell table:style-name="Table4.C1" office:value-type="string">
            <text:p text:style-name="P161">Notes</text:p>
          </table:table-cell>
        </table:table-row>
        <table:table-row>
          <table:table-cell table:style-name="Table4.A2" office:value-type="string">
            <text:p text:style-name="P49">Clock</text:p>
          </table:table-cell>
          <table:table-cell table:style-name="Table4.A2" office:value-type="string">
            <text:p text:style-name="P49">250 MHz</text:p>
          </table:table-cell>
          <table:table-cell table:style-name="Table4.C2" office:value-type="string">
            <text:p text:style-name="P54"/>
          </table:table-cell>
        </table:table-row>
        <table:table-row>
          <table:table-cell table:style-name="Table4.A2" office:value-type="string">
            <text:p text:style-name="P49">Bus width</text:p>
          </table:table-cell>
          <table:table-cell table:style-name="Table4.A2" office:value-type="string">
            <text:p text:style-name="P49"><text:span text:style-name="T99">256</text:span> bits</text:p>
          </table:table-cell>
          <table:table-cell table:style-name="Table4.C2" office:value-type="string">
            <text:p text:style-name="P49">4 GBytes per second interface <text:span text:style-name="T80">(actually peak of 250e6 * 32 Bytes/s)</text:span></text:p>
          </table:table-cell>
        </table:table-row>
        <table:table-row>
          <table:table-cell table:style-name="Table4.A2" office:value-type="string">
            <text:p text:style-name="P52">Data length</text:p>
          </table:table-cell>
          <table:table-cell table:style-name="Table4.A2" office:value-type="string">
            <text:p text:style-name="P52">Multiple of <text:span text:style-name="T81">4 </text:span>k<text:span text:style-name="T99">Bytes</text:span></text:p>
          </table:table-cell>
          <table:table-cell table:style-name="Table4.C2" office:value-type="string">
            <text:p text:style-name="P52">The NVMe will expect a stream of data which is a multiple of <text:span text:style-name="T81">4 </text:span>kBytes, <text:span text:style-name="T100">the tlast signal being set on the last data transfer in a 4 kByte block.</text:span></text:p>
          </table:table-cell>
        </table:table-row>
      </table:table>
      <text:p text:style-name="P106"/>
      <text:p text:style-name="Text_20_body"><text:soft-page-break/>The <text:span text:style-name="T69">core has a degree of data buffering of the data streams, but this will not be sufficient to handle all NVMe latencies. The dataInReady line will be low when the buffers are full. It is expected that the FPGA’s large SDRAM buffer will have sufficient space to buffer the data for about 1 second to handle this latency.</text:span></text:p>
      <text:p text:style-name="P137">If th<text:span text:style-name="T101">is external</text:span> buffer is getting too full, some means of dropping data needs to be provided <text:span text:style-name="T101">to handle extreme Nvme latencies</text:span>. <text:span text:style-name="T101">We are unsure as yet what the peak latencies of the Nvme drives will be.</text:span></text:p>
      <text:p text:style-name="P137"><text:span text:style-name="T102">The core provides the user with two methods of achieving flow control: an externally controlled method and an internal to the </text:span>NvmeStorage core <text:span text:style-name="T102">method</text:span>.</text:p>
      <text:p text:style-name="P136">If handled by the external logic, this can drop 4 kByte blocks <text:span text:style-name="T102">based on the state of its buffer.</text:span></text:p>
      <text:p text:style-name="P136">If handled, by the NvmeStorage module, then the external logic would set <text:span text:style-name="T102">the</text:span> <text:span text:style-name="T82">dropPackets </text:span>input high when the<text:span text:style-name="T82"> external logic’s buffer is getting too full. When this occurs the NvmeStorage core will drop <text:s/>complete 4 kByte blocks from the data input FIFO and increment its packets dropped register. This register can then be directly read by the host’s software at the end of a capture cycle.</text:span></text:p>
      <text:p text:style-name="P136"><text:span text:style-name="T82">We don’t expect this </text:span>dropping of packets <text:span text:style-name="T82">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61">Item</text:p>
          </table:table-cell>
          <table:table-cell table:style-name="Table6.A1" office:value-type="string">
            <text:p text:style-name="P161">Bits</text:p>
          </table:table-cell>
          <table:table-cell table:style-name="Table6.C1" office:value-type="string">
            <text:p text:style-name="P161">Notes</text:p>
          </table:table-cell>
        </table:table-row>
        <table:table-row>
          <table:table-cell table:style-name="Table6.A2" office:value-type="string">
            <text:p text:style-name="P81">dataEnable</text:p>
          </table:table-cell>
          <table:table-cell table:style-name="Table6.A2" office:value-type="string">
            <text:p text:style-name="P81">1</text:p>
          </table:table-cell>
          <table:table-cell table:style-name="Table6.C2" office:value-type="string">
            <text:p text:style-name="P81">Enable data input for a chunk of data</text:p>
          </table:table-cell>
        </table:table-row>
        <table:table-row>
          <table:table-cell table:style-name="Table6.A2" office:value-type="string">
            <text:p text:style-name="P81">dataEnabledOut</text:p>
          </table:table-cell>
          <table:table-cell table:style-name="Table6.A2" office:value-type="string">
            <text:p text:style-name="P85">1</text:p>
          </table:table-cell>
          <table:table-cell table:style-name="Table6.C2" office:value-type="string">
            <text:p text:style-name="P85">This is set high when the NvmeStorage unit is enabled to save data. Useful to start and reset test signal generators etc.</text:p>
          </table:table-cell>
        </table:table-row>
        <table:table-row>
          <table:table-cell table:style-name="Table6.A2" office:value-type="string">
            <text:p text:style-name="P79">d<text:span text:style-name="T70">ropPackets</text:span></text:p>
          </table:table-cell>
          <table:table-cell table:style-name="Table6.A2" office:value-type="string">
            <text:p text:style-name="P80">1</text:p>
          </table:table-cell>
          <table:table-cell table:style-name="Table6.C2" office:value-type="string">
            <text:p text:style-name="P102">Set to 1 if the external logics buffer is getting too full. The NvmeStorage block will drop complete input packets and store the number of dropped packets in its registers while this is high.</text:p>
            <text:p text:style-name="P89">If external logic is handing the dropping of packet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5">dataIn<text:span text:style-name="T103">R</text:span>eady</text:p>
          </table:table-cell>
          <table:table-cell table:style-name="Table6.A2" office:value-type="string">
            <text:p text:style-name="P39">1</text:p>
          </table:table-cell>
          <table:table-cell table:style-name="Table6.C2" office:value-type="string">
            <text:p text:style-name="P39">Ready for data <text:span text:style-name="T53">output</text:span>.</text:p>
          </table:table-cell>
        </table:table-row>
        <table:table-row>
          <table:table-cell table:style-name="Table6.A2" office:value-type="string">
            <text:p text:style-name="P39"><text:span text:style-name="T53">dataIn.</text:span>valid</text:p>
          </table:table-cell>
          <table:table-cell table:style-name="Table6.A2" office:value-type="string">
            <text:p text:style-name="P39">1</text:p>
          </table:table-cell>
          <table:table-cell table:style-name="Table6.C2" office:value-type="string">
            <text:p text:style-name="P39">Data is valid <text:span text:style-name="T53">input</text:span></text:p>
          </table:table-cell>
        </table:table-row>
        <table:table-row>
          <table:table-cell table:style-name="Table6.A2" office:value-type="string">
            <text:p text:style-name="P39"><text:span text:style-name="T53">dataIn.</text:span>last</text:p>
          </table:table-cell>
          <table:table-cell table:style-name="Table6.A2" office:value-type="string">
            <text:p text:style-name="P39">1</text:p>
          </table:table-cell>
          <table:table-cell table:style-name="Table6.C2" office:value-type="string">
            <text:p text:style-name="P39">Last word of data packet input. This is used to indicate the end of <text:span text:style-name="T103">a</text:span> <text:span text:style-name="T81">4</text:span> k<text:span text:style-name="T103">Byte block.</text:span></text:p>
          </table:table-cell>
        </table:table-row>
        <table:table-row>
          <table:table-cell table:style-name="Table6.A2" office:value-type="string">
            <text:p text:style-name="P39"><text:span text:style-name="T53">dataIn.</text:span>data</text:p>
          </table:table-cell>
          <table:table-cell table:style-name="Table6.A2" office:value-type="string">
            <text:p text:style-name="P39"><text:span text:style-name="T103">256</text:span> bits</text:p>
          </table:table-cell>
          <table:table-cell table:style-name="Table6.C2" office:value-type="string">
            <text:p text:style-name="P39">The data input</text:p>
          </table:table-cell>
        </table:table-row>
      </table:table>
      <text:h text:style-name="P183" text:outline-level="2"><text:bookmark-start text:name="__RefHeading___Toc3898_242116693"/>NVMe <text:span text:style-name="T114">ToHost Control/D</text:span>ata <text:span text:style-name="T53">s</text:span>tream<text:bookmark-end text:name="__RefHeading___Toc3898_242116693"/></text:h>
      <text:p text:style-name="P113">This <text:span text:style-name="T113">AXI4 stream is used to </text:span>send the <text:span text:style-name="T113">Nvme stored data blocks to the </text:span>host computer when reading the data. <text:span text:style-name="T114">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61">Item</text:p>
          </table:table-cell>
          <table:table-cell table:style-name="Table7.A1" office:value-type="string">
            <text:p text:style-name="P155">I<text:span text:style-name="T42">nfo</text:span></text:p>
          </table:table-cell>
          <table:table-cell table:style-name="Table7.C1" office:value-type="string">
            <text:p text:style-name="P161">Notes</text:p>
          </table:table-cell>
        </table:table-row>
        <table:table-row>
          <table:table-cell table:style-name="Table7.A2" office:value-type="string">
            <text:p text:style-name="P49">Clock</text:p>
          </table:table-cell>
          <table:table-cell table:style-name="Table7.A2" office:value-type="string">
            <text:p text:style-name="P49">250 MHz</text:p>
          </table:table-cell>
          <table:table-cell table:style-name="Table7.C2" office:value-type="string">
            <text:p text:style-name="P54"/>
          </table:table-cell>
        </table:table-row>
        <text:soft-page-break/>
        <table:table-row>
          <table:table-cell table:style-name="Table7.A2" office:value-type="string">
            <text:p text:style-name="P49">Bus width</text:p>
          </table:table-cell>
          <table:table-cell table:style-name="Table7.A2" office:value-type="string">
            <text:p text:style-name="P49">128 bits</text:p>
          </table:table-cell>
          <table:table-cell table:style-name="Table7.C2" office:value-type="string">
            <text:p text:style-name="P49">4 GBytes per second interface <text:span text:style-name="T104">(actually 250e6 * 16 Bytes/s)</text:span></text:p>
          </table:table-cell>
        </table:table-row>
        <table:table-row>
          <table:table-cell table:style-name="Table7.A2" office:value-type="string">
            <text:p text:style-name="P52">Data length</text:p>
          </table:table-cell>
          <table:table-cell table:style-name="Table7.A2" office:value-type="string">
            <text:p text:style-name="P52">1<text:span text:style-name="T53">28 Byte packets</text:span></text:p>
          </table:table-cell>
          <table:table-cell table:style-name="Table7.C2" office:value-type="string">
            <text:p text:style-name="P55">The raw PCIe write data stream will be sent with the Xilinx PCIe blocks data headers</text:p>
          </table:table-cell>
        </table:table-row>
      </table:table>
      <text:p text:style-name="P106"/>
      <text:p text:style-name="P106"/>
      <table:table table:name="Table8" table:style-name="Table8">
        <table:table-column table:style-name="Table8.A"/>
        <table:table-column table:style-name="Table8.B"/>
        <table:table-column table:style-name="Table8.C"/>
        <table:table-row>
          <table:table-cell table:style-name="Table8.A1" office:value-type="string">
            <text:p text:style-name="P161">Item</text:p>
          </table:table-cell>
          <table:table-cell table:style-name="Table8.A1" office:value-type="string">
            <text:p text:style-name="P161">Bits</text:p>
          </table:table-cell>
          <table:table-cell table:style-name="Table8.C1" office:value-type="string">
            <text:p text:style-name="P161">Notes</text:p>
          </table:table-cell>
        </table:table-row>
        <table:table-row>
          <table:table-cell table:style-name="Table8.A2" office:value-type="string">
            <text:p text:style-name="P55">hostRecvReady</text:p>
          </table:table-cell>
          <table:table-cell table:style-name="Table8.A2" office:value-type="string">
            <text:p text:style-name="P39"><text:span text:style-name="T117">In </text:span>1</text:p>
          </table:table-cell>
          <table:table-cell table:style-name="Table8.C2" office:value-type="string">
            <text:p text:style-name="P39">Ready for data, <text:span text:style-name="T54">input</text:span>.</text:p>
          </table:table-cell>
        </table:table-row>
        <table:table-row>
          <table:table-cell table:style-name="Table8.A2" office:value-type="string">
            <text:p text:style-name="P42"><text:span text:style-name="T53">hostRecv.</text:span>valid</text:p>
          </table:table-cell>
          <table:table-cell table:style-name="Table8.A2" office:value-type="string">
            <text:p text:style-name="P39"><text:span text:style-name="T117">Out </text:span>1</text:p>
          </table:table-cell>
          <table:table-cell table:style-name="Table8.C2" office:value-type="string">
            <text:p text:style-name="P39">Data is valid <text:span text:style-name="T54">output</text:span></text:p>
          </table:table-cell>
        </table:table-row>
        <table:table-row>
          <table:table-cell table:style-name="Table8.A2" office:value-type="string">
            <text:p text:style-name="P42"><text:span text:style-name="T53">hostRecv.</text:span>last</text:p>
          </table:table-cell>
          <table:table-cell table:style-name="Table8.A2" office:value-type="string">
            <text:p text:style-name="P39"><text:span text:style-name="T117">Out </text:span>1</text:p>
          </table:table-cell>
          <table:table-cell table:style-name="Table8.C2" office:value-type="string">
            <text:p text:style-name="P39">Last word of <text:span text:style-name="T114">packet</text:span>. Set at the end of each data packet.</text:p>
          </table:table-cell>
        </table:table-row>
        <table:table-row>
          <table:table-cell table:style-name="Table8.A2" office:value-type="string">
            <text:p text:style-name="P42"><text:span text:style-name="T53">hostRecv.</text:span>data</text:p>
          </table:table-cell>
          <table:table-cell table:style-name="Table8.A2" office:value-type="string">
            <text:p text:style-name="P39"><text:span text:style-name="T117">Out </text:span>128 bits</text:p>
          </table:table-cell>
          <table:table-cell table:style-name="Table8.C2" office:value-type="string">
            <text:p text:style-name="P39">The data output (bits 0-31 Dword0, bits 32-63 Dword 1)</text:p>
          </table:table-cell>
        </table:table-row>
        <table:table-row>
          <table:table-cell table:style-name="Table8.A2" office:value-type="string">
            <text:p text:style-name="P92"><text:span text:style-name="T53">hostRecv</text:span>.keep</text:p>
          </table:table-cell>
          <table:table-cell table:style-name="Table8.A2" office:value-type="string">
            <text:p text:style-name="P90"><text:span text:style-name="T117">Out </text:span>4 bits</text:p>
          </table:table-cell>
          <table:table-cell table:style-name="Table8.C2" office:value-type="string">
            <text:p text:style-name="P90">One bit for each 32bit word that is present in the 128 bits being transferred.</text:p>
          </table:table-cell>
        </table:table-row>
      </table:table>
      <text:p text:style-name="P117"/>
      <text:p text:style-name="P126">The <text:span text:style-name="T114">stream passes</text:span> <text:span text:style-name="T114">a form of PCIe TLP packets</text:span> from the NVMe devices <text:span text:style-name="T114">to the host</text:span>. <text:span text:style-name="T55">These are likely to contain 128 or 256 bytes of data depending on the PCIe max payload size in use. </text:span>The <text:span text:style-name="T114">packet structure</text:span> <text:span text:style-name="T114">is based on the Xilinx Pcie Gen3 hard blocks “TLP” packets the following describing the main fields used:</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 <text:span text:style-name="T114">(32bits)</text:span></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8">0</text:p>
          </table:table-cell>
          <table:table-cell table:style-name="Table9.A2" office:value-type="string">
            <text:p text:style-name="P58">0x<text:span text:style-name="T68">NSAAAAAA</text:span></text:p>
          </table:table-cell>
          <table:table-cell table:style-name="Table9.C2" office:value-type="string">
            <text:p text:style-name="P59">The destination address <text:span text:style-name="T66">with destination identifiers</text:span>. This will have the <text:span text:style-name="T67">NVME</text:span> identified in the topmost 4 bits, <text:span text:style-name="T67">the stream in bits 24-27</text:span> and the byte address of the data. <text:span text:style-name="T67">Note that for read data blocks this address will wrap around as the upper address bits, above bit 23, will not be provided.</text:span></text:p>
          </table:table-cell>
        </table:table-row>
        <table:table-row>
          <table:table-cell table:style-name="Table9.A2" office:value-type="string">
            <text:p text:style-name="P58">1</text:p>
          </table:table-cell>
          <table:table-cell table:style-name="Table9.A2" office:value-type="string">
            <text:p text:style-name="P58">0</text:p>
          </table:table-cell>
          <table:table-cell table:style-name="Table9.C2" office:value-type="string">
            <text:p text:style-name="P58">Not used</text:p>
          </table:table-cell>
        </table:table-row>
        <table:table-row>
          <table:table-cell table:style-name="Table9.A2" office:value-type="string">
            <text:p text:style-name="P58">2</text:p>
          </table:table-cell>
          <table:table-cell table:style-name="Table9.A2" office:value-type="string">
            <text:p text:style-name="P58">0x0000XXXX</text:p>
          </table:table-cell>
          <table:table-cell table:style-name="Table9.C2" office:value-type="string">
            <text:p text:style-name="P58">This has the number of DWords in the packet data in the bottom 11 bits and bit 12 set to 1 to indicate a write request</text:p>
          </table:table-cell>
        </table:table-row>
        <table:table-row>
          <table:table-cell table:style-name="Table9.A2" office:value-type="string">
            <text:p text:style-name="P58">3</text:p>
          </table:table-cell>
          <table:table-cell table:style-name="Table9.A2" office:value-type="string">
            <text:p text:style-name="P58">0xXXXXXXXX</text:p>
          </table:table-cell>
          <table:table-cell table:style-name="Table9.C2" office:value-type="string">
            <text:p text:style-name="P58">No<text:span text:style-name="T114">t</text:span> used</text:p>
          </table:table-cell>
        </table:table-row>
        <table:table-row>
          <table:table-cell table:style-name="Table9.A2" office:value-type="string">
            <text:p text:style-name="P58">4 -n</text:p>
          </table:table-cell>
          <table:table-cell table:style-name="Table9.A2" office:value-type="string">
            <text:p text:style-name="Table_20_Contents">...</text:p>
          </table:table-cell>
          <table:table-cell table:style-name="Table9.C2" office:value-type="string">
            <text:p text:style-name="P58">The following DWords contain the data</text:p>
          </table:table-cell>
        </table:table-row>
      </table:table>
      <text:p text:style-name="Text_20_body"/>
      <text:p text:style-name="P140">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19" table:style-name="Table19">
        <table:table-column table:style-name="Table19.A"/>
        <table:table-column table:style-name="Table19.B"/>
        <table:table-column table:style-name="Table19.C"/>
        <table:table-row>
          <table:table-cell table:style-name="Table19.A1" office:value-type="string">
            <text:p text:style-name="P157">DWord <text:span text:style-name="T115">(32 bits)</text:span></text:p>
          </table:table-cell>
          <table:table-cell table:style-name="Table19.A1" office:value-type="string">
            <text:p text:style-name="P167">Value</text:p>
          </table:table-cell>
          <table:table-cell table:style-name="Table19.C1" office:value-type="string">
            <text:p text:style-name="P167">Description</text:p>
          </table:table-cell>
        </table:table-row>
        <table:table-row>
          <table:table-cell table:style-name="Table19.A2" office:value-type="string">
            <text:p text:style-name="P99">0</text:p>
          </table:table-cell>
          <table:table-cell table:style-name="Table19.A2" office:value-type="string">
            <text:p text:style-name="P99">0x<text:span text:style-name="T83">0BBBEAAA</text:span></text:p>
          </table:table-cell>
          <table:table-cell table:style-name="Table19.C2" office:value-type="string">
            <text:p text:style-name="P99"><text:span text:style-name="T83">B</text:span>: <text:span text:style-name="T83">Byte count, E</text:span>: <text:span text:style-name="T83">Error</text:span>, A: Address</text:p>
          </table:table-cell>
        </table:table-row>
        <table:table-row>
          <table:table-cell table:style-name="Table19.A2" office:value-type="string">
            <text:p text:style-name="P99">1</text:p>
          </table:table-cell>
          <table:table-cell table:style-name="Table19.A2" office:value-type="string">
            <text:p text:style-name="P99">0<text:span text:style-name="T83">x000SUCCC</text:span></text:p>
          </table:table-cell>
          <table:table-cell table:style-name="Table19.C2" office:value-type="string">
            <text:p text:style-name="P100">S: <text:span text:style-name="T84">Stream, U: </text:span>Status, C: DWord coun<text:span text:style-name="T85">t</text:span></text:p>
          </table:table-cell>
        </table:table-row>
        <table:table-row>
          <table:table-cell table:style-name="Table19.A2" office:value-type="string">
            <text:p text:style-name="P101">2</text:p>
          </table:table-cell>
          <table:table-cell table:style-name="Table19.A2" office:value-type="string">
            <text:p text:style-name="P99">0x<text:span text:style-name="T115">8</text:span>00000<text:span text:style-name="T86">TT</text:span></text:p>
          </table:table-cell>
          <table:table-cell table:style-name="Table19.C2" office:value-type="string">
            <text:p text:style-name="P99"><text:span text:style-name="T115">Reply bit set and T: r</text:span>equest tag</text:p>
          </table:table-cell>
        </table:table-row>
      </table:table>
      <text:p text:style-name="P127"><text:soft-page-break/></text:p>
      <text:p text:style-name="P148">Bit 95 of the header (DWord 2 bit 31) <text:span text:style-name="T116">is set to 1 for replies and 0 for requests so the type of packet can be determined.</text:span></text:p>
      <text:p text:style-name="P147">See the section on the Read Blocks system and the Communication with the Nvme <text:span text:style-name="T114">for more information.</text:span></text:p>
      <text:h text:style-name="P184" text:outline-level="2"><text:bookmark-start text:name="__RefHeading___Toc3900_242116693"/>NVMe <text:span text:style-name="T114">FromHost Control/D</text:span>ata <text:span text:style-name="T53">s</text:span>tream<text:bookmark-end text:name="__RefHeading___Toc3900_242116693"/></text:h>
      <text:p text:style-name="P114">This <text:span text:style-name="T65">is an optional stream to send PCIe request packets to the Nvme devices. Requests should match the Xilinx Pcie Gen3 hard blocks “TLP” request packets. Responses will be </text:span>sen<text:span text:style-name="T65">t on the ToHost Control/Data stream with appropriate headers.</text:span> <text:span text:style-name="T65">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65">Item</text:p>
          </table:table-cell>
          <table:table-cell table:style-name="Table16.A1" office:value-type="string">
            <text:p text:style-name="P156">I<text:span text:style-name="T42">nfo</text:span></text:p>
          </table:table-cell>
          <table:table-cell table:style-name="Table16.C1" office:value-type="string">
            <text:p text:style-name="P165">Notes</text:p>
          </table:table-cell>
        </table:table-row>
        <table:table-row>
          <table:table-cell table:style-name="Table16.A2" office:value-type="string">
            <text:p text:style-name="P50">Clock</text:p>
          </table:table-cell>
          <table:table-cell table:style-name="Table16.A2" office:value-type="string">
            <text:p text:style-name="P50">250 MHz</text:p>
          </table:table-cell>
          <table:table-cell table:style-name="Table16.C2" office:value-type="string">
            <text:p text:style-name="P78"/>
          </table:table-cell>
        </table:table-row>
        <table:table-row>
          <table:table-cell table:style-name="Table16.A2" office:value-type="string">
            <text:p text:style-name="P50">Bus width</text:p>
          </table:table-cell>
          <table:table-cell table:style-name="Table16.A2" office:value-type="string">
            <text:p text:style-name="P50">128 bits</text:p>
          </table:table-cell>
          <table:table-cell table:style-name="Table16.C2" office:value-type="string">
            <text:p text:style-name="P51">4 GBytes per second interface <text:s/><text:span text:style-name="T104">(actually 250e6 * 16 Bytes/s)</text:span></text:p>
          </table:table-cell>
        </table:table-row>
        <table:table-row>
          <table:table-cell table:style-name="Table16.A2" office:value-type="string">
            <text:p text:style-name="P53">Data length</text:p>
          </table:table-cell>
          <table:table-cell table:style-name="Table16.A2" office:value-type="string">
            <text:p text:style-name="P53">1<text:span text:style-name="T53">28 Byte packets</text:span></text:p>
          </table:table-cell>
          <table:table-cell table:style-name="Table16.C2" office:value-type="string">
            <text:p text:style-name="P56">The raw PCIe write data stream needs to be sent with the Xilinx PCIe blocks data headers</text:p>
          </table:table-cell>
        </table:table-row>
      </table:table>
      <text:p text:style-name="P108"/>
      <table:table table:name="Table17" table:style-name="Table17">
        <table:table-column table:style-name="Table17.A"/>
        <table:table-column table:style-name="Table17.B"/>
        <table:table-column table:style-name="Table17.C"/>
        <table:table-row>
          <table:table-cell table:style-name="Table17.A1" office:value-type="string">
            <text:p text:style-name="P165">Item</text:p>
          </table:table-cell>
          <table:table-cell table:style-name="Table17.A1" office:value-type="string">
            <text:p text:style-name="P165">Bits</text:p>
          </table:table-cell>
          <table:table-cell table:style-name="Table17.C1" office:value-type="string">
            <text:p text:style-name="P165">Notes</text:p>
          </table:table-cell>
        </table:table-row>
        <table:table-row>
          <table:table-cell table:style-name="Table17.A2" office:value-type="string">
            <text:p text:style-name="P56">hostSendReady</text:p>
          </table:table-cell>
          <table:table-cell table:style-name="Table17.A2" office:value-type="string">
            <text:p text:style-name="P41"><text:span text:style-name="T114">Out </text:span>1</text:p>
          </table:table-cell>
          <table:table-cell table:style-name="Table17.C2" office:value-type="string">
            <text:p text:style-name="P41">Ready for data, <text:span text:style-name="T54">output</text:span>.</text:p>
          </table:table-cell>
        </table:table-row>
        <table:table-row>
          <table:table-cell table:style-name="Table17.A2" office:value-type="string">
            <text:p text:style-name="P42"><text:span text:style-name="T53">hostSend.</text:span>valid</text:p>
          </table:table-cell>
          <table:table-cell table:style-name="Table17.A2" office:value-type="string">
            <text:p text:style-name="P41"><text:span text:style-name="T114">In </text:span>1</text:p>
          </table:table-cell>
          <table:table-cell table:style-name="Table17.C2" office:value-type="string">
            <text:p text:style-name="P41">Data is valid <text:span text:style-name="T65">input. Set to 0 if the control interface is not used.</text:span></text:p>
          </table:table-cell>
        </table:table-row>
        <table:table-row>
          <table:table-cell table:style-name="Table17.A2" office:value-type="string">
            <text:p text:style-name="P42"><text:span text:style-name="T53">hostSend.</text:span>last</text:p>
          </table:table-cell>
          <table:table-cell table:style-name="Table17.A2" office:value-type="string">
            <text:p text:style-name="P41"><text:span text:style-name="T114">In </text:span>1</text:p>
          </table:table-cell>
          <table:table-cell table:style-name="Table17.C2" office:value-type="string">
            <text:p text:style-name="P41"><text:span text:style-name="T114">Set to 1 in the l</text:span>ast word of <text:span text:style-name="T114">the packet.</text:span></text:p>
          </table:table-cell>
        </table:table-row>
        <table:table-row>
          <table:table-cell table:style-name="Table17.A2" office:value-type="string">
            <text:p text:style-name="P42"><text:span text:style-name="T53">hostSend.</text:span>data</text:p>
          </table:table-cell>
          <table:table-cell table:style-name="Table17.A2" office:value-type="string">
            <text:p text:style-name="P41"><text:span text:style-name="T114">In </text:span>128 bits</text:p>
          </table:table-cell>
          <table:table-cell table:style-name="Table17.C2" office:value-type="string">
            <text:p text:style-name="P41">The data <text:span text:style-name="T65">input</text:span> (bits 0-31 Dword0, bits 32-63 Dword 1)</text:p>
          </table:table-cell>
        </table:table-row>
        <table:table-row>
          <table:table-cell table:style-name="Table17.A2" office:value-type="string">
            <text:p text:style-name="P57">hostSend.keep</text:p>
          </table:table-cell>
          <table:table-cell table:style-name="Table17.A2" office:value-type="string">
            <text:p text:style-name="P93"><text:span text:style-name="T114">In </text:span>4 bits</text:p>
          </table:table-cell>
          <table:table-cell table:style-name="Table17.C2" office:value-type="string">
            <text:p text:style-name="P91">One bit for each 32bit word that is present in the 128 bits being transferred.</text:p>
          </table:table-cell>
        </table:table-row>
      </table:table>
      <text:p text:style-name="P118"/>
      <text:p text:style-name="P139">Please see the section “Communication with the Nvme” for more details on how to use the fromHost and toHost interfaces <text:span text:style-name="T105">to communicate with the Nvme devices.</text:span></text:p>
      <text:h text:style-name="Heading_20_1" text:outline-level="1"><text:bookmark-start text:name="__RefHeading___Toc3902_242116693"/>Control and status registers<text:bookmark-end text:name="__RefHeading___Toc3902_242116693"/></text:h>
      <text:p text:style-name="P150">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2">Item</text:p>
          </table:table-cell>
          <table:table-cell table:style-name="Table11.A1" office:value-type="string">
            <text:p text:style-name="P164">Address</text:p>
          </table:table-cell>
          <table:table-cell table:style-name="Table11.A1" office:value-type="string">
            <text:p text:style-name="P162">Bits</text:p>
          </table:table-cell>
          <table:table-cell table:style-name="Table11.D1" office:value-type="string">
            <text:p text:style-name="P162">Notes</text:p>
          </table:table-cell>
        </table:table-row>
        <table:table-row>
          <table:table-cell table:style-name="Table11.A2" office:value-type="string">
            <text:p text:style-name="P60">I<text:span text:style-name="T56">D register</text:span></text:p>
          </table:table-cell>
          <table:table-cell table:style-name="Table11.A2" office:value-type="string">
            <text:p text:style-name="P75">0x00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40">C<text:span text:style-name="T57">ontrol</text:span></text:p>
          </table:table-cell>
          <table:table-cell table:style-name="Table11.A2" office:value-type="string">
            <text:p text:style-name="P75">0x0004</text:p>
          </table:table-cell>
          <table:table-cell table:style-name="Table11.A2" office:value-type="string">
            <text:p text:style-name="P64">32 bits</text:p>
          </table:table-cell>
          <table:table-cell table:style-name="Table11.D2" office:value-type="string">
            <text:p text:style-name="P40">T<text:span text:style-name="T57">he control register</text:span></text:p>
          </table:table-cell>
        </table:table-row>
        <text:soft-page-break/>
        <table:table-row>
          <table:table-cell table:style-name="Table11.A2" office:value-type="string">
            <text:p text:style-name="P40">S<text:span text:style-name="T57">tatus</text:span></text:p>
          </table:table-cell>
          <table:table-cell table:style-name="Table11.A2" office:value-type="string">
            <text:p text:style-name="P75">0x0008</text:p>
          </table:table-cell>
          <table:table-cell table:style-name="Table11.A2" office:value-type="string">
            <text:p text:style-name="P64">32 bits</text:p>
          </table:table-cell>
          <table:table-cell table:style-name="Table11.D2" office:value-type="string">
            <text:p text:style-name="P64">The status register</text:p>
          </table:table-cell>
        </table:table-row>
        <table:table-row>
          <table:table-cell table:style-name="Table11.A2" office:value-type="string">
            <text:p text:style-name="P87"><text:span text:style-name="T71">Blocks</text:span>Lost</text:p>
          </table:table-cell>
          <table:table-cell table:style-name="Table11.A2" office:value-type="string">
            <text:p text:style-name="P87">0x00<text:span text:style-name="T92">0C</text:span></text:p>
          </table:table-cell>
          <table:table-cell table:style-name="Table11.A2" office:value-type="string">
            <text:p text:style-name="P64">32 bits</text:p>
          </table:table-cell>
          <table:table-cell table:style-name="Table11.D2" office:value-type="string">
            <text:p text:style-name="P87">The number of blocks lost</text:p>
          </table:table-cell>
        </table:table-row>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A2" office:value-type="string">
            <text:p text:style-name="P88">DataChunkStart</text:p>
          </table:table-cell>
          <table:table-cell table:style-name="Table11.A2" office:value-type="string">
            <text:p text:style-name="P88">0x00<text:span text:style-name="T122">4</text:span>0</text:p>
          </table:table-cell>
          <table:table-cell table:style-name="Table11.A2" office:value-type="string">
            <text:p text:style-name="P65">32 bits</text:p>
          </table:table-cell>
          <table:table-cell table:style-name="Table11.D2" office:value-type="string">
            <text:p text:style-name="P88">The data chunk’s starting block number</text:p>
          </table:table-cell>
        </table:table-row>
        <table:table-row>
          <table:table-cell table:style-name="Table11.A2" office:value-type="string">
            <text:p text:style-name="P65">DataChunkSize</text:p>
          </table:table-cell>
          <table:table-cell table:style-name="Table11.A2" office:value-type="string">
            <text:p text:style-name="P75">0x0<text:span text:style-name="T88">044</text:span></text:p>
          </table:table-cell>
          <table:table-cell table:style-name="Table11.A2" office:value-type="string">
            <text:p text:style-name="P65">32 bits</text:p>
          </table:table-cell>
          <table:table-cell table:style-name="Table11.D2" office:value-type="string">
            <text:p text:style-name="P65">The data chunk size in <text:span text:style-name="T87">4/8</text:span>k blocks</text:p>
          </table:table-cell>
        </table:table-row>
        <table:table-row>
          <table:table-cell table:style-name="Table11.A2" office:value-type="string">
            <text:p text:style-name="P74">Error</text:p>
          </table:table-cell>
          <table:table-cell table:style-name="Table11.A2" office:value-type="string">
            <text:p text:style-name="P75">0x00<text:span text:style-name="T122">48</text:span></text:p>
          </table:table-cell>
          <table:table-cell table:style-name="Table11.A2" office:value-type="string">
            <text:p text:style-name="P64">32 bits</text:p>
          </table:table-cell>
          <table:table-cell table:style-name="Table11.D2" office:value-type="string">
            <text:p text:style-name="P74">Information on the errors</text:p>
          </table:table-cell>
        </table:table-row>
        <table:table-row>
          <table:table-cell table:style-name="Table11.A2" office:value-type="string">
            <text:p text:style-name="P86">NumBlocks</text:p>
          </table:table-cell>
          <table:table-cell table:style-name="Table11.A2" office:value-type="string">
            <text:p text:style-name="P86">0x00<text:span text:style-name="T122">4C</text:span></text:p>
          </table:table-cell>
          <table:table-cell table:style-name="Table11.A2" office:value-type="string">
            <text:p text:style-name="P86">32 bits</text:p>
          </table:table-cell>
          <table:table-cell table:style-name="Table11.D2" office:value-type="string">
            <text:p text:style-name="P86">The number of blocks written</text:p>
          </table:table-cell>
        </table:table-row>
        <table:table-row>
          <table:table-cell table:style-name="Table11.A2" office:value-type="string">
            <text:p text:style-name="P68">T<text:span text:style-name="T88">imeUs</text:span></text:p>
          </table:table-cell>
          <table:table-cell table:style-name="Table11.A2" office:value-type="string">
            <text:p text:style-name="P75">0x0<text:span text:style-name="T122">050</text:span></text:p>
          </table:table-cell>
          <table:table-cell table:style-name="Table11.A2" office:value-type="string">
            <text:p text:style-name="P65">32 bits</text:p>
          </table:table-cell>
          <table:table-cell table:style-name="Table11.D2" office:value-type="string">
            <text:p text:style-name="P68">T<text:span text:style-name="T88">he time in microseconds since the start of the capture</text:span></text:p>
          </table:table-cell>
        </table:table-row>
        <table:table-row>
          <table:table-cell table:style-name="Table11.A2" office:value-type="string">
            <text:p text:style-name="P97">PeakLatency</text:p>
          </table:table-cell>
          <table:table-cell table:style-name="Table11.A2" office:value-type="string">
            <text:p text:style-name="P98"/>
          </table:table-cell>
          <table:table-cell table:style-name="Table11.A2" office:value-type="string">
            <text:p text:style-name="P96"/>
          </table:table-cell>
          <table:table-cell table:style-name="Table11.D2" office:value-type="string">
            <text:p text:style-name="P97">We might implement this</text:p>
          </table:table-cell>
        </table:table-row>
        <table:table-row>
          <table:table-cell table:style-name="Table11.A2" office:value-type="string">
            <text:p text:style-name="P68"/>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0">ReadControl</text:p>
          </table:table-cell>
          <table:table-cell table:style-name="Table11.A2" office:value-type="string">
            <text:p text:style-name="P75">0x00<text:span text:style-name="T122">80</text:span></text:p>
          </table:table-cell>
          <table:table-cell table:style-name="Table11.A2" office:value-type="string">
            <text:p text:style-name="P70">32 bits</text:p>
          </table:table-cell>
          <table:table-cell table:style-name="Table11.D2" office:value-type="string">
            <text:p text:style-name="P70">Read data control</text:p>
          </table:table-cell>
        </table:table-row>
        <table:table-row>
          <table:table-cell table:style-name="Table11.A2" office:value-type="string">
            <text:p text:style-name="P70">Read<text:span text:style-name="T88">Status</text:span></text:p>
          </table:table-cell>
          <table:table-cell table:style-name="Table11.A2" office:value-type="string">
            <text:p text:style-name="P86">0x00<text:span text:style-name="T122">8</text:span>4</text:p>
          </table:table-cell>
          <table:table-cell table:style-name="Table11.A2" office:value-type="string">
            <text:p text:style-name="P70">32 bits</text:p>
          </table:table-cell>
          <table:table-cell table:style-name="Table11.D2" office:value-type="string">
            <text:p text:style-name="P70">Read data status</text:p>
          </table:table-cell>
        </table:table-row>
        <table:table-row>
          <table:table-cell table:style-name="Table11.A2" office:value-type="string">
            <text:p text:style-name="P71">ReadBlock</text:p>
          </table:table-cell>
          <table:table-cell table:style-name="Table11.A2" office:value-type="string">
            <text:p text:style-name="P75">0x0<text:span text:style-name="T88">088</text:span></text:p>
          </table:table-cell>
          <table:table-cell table:style-name="Table11.A2" office:value-type="string">
            <text:p text:style-name="P71">32 bits</text:p>
          </table:table-cell>
          <table:table-cell table:style-name="Table11.D2" office:value-type="string">
            <text:p text:style-name="P71">The <text:span text:style-name="T58">starting 4</text:span> kByte read block number</text:p>
          </table:table-cell>
        </table:table-row>
        <table:table-row>
          <table:table-cell table:style-name="Table11.A2" office:value-type="string">
            <text:p text:style-name="P40">R<text:span text:style-name="T58">eadNumBlocks</text:span></text:p>
          </table:table-cell>
          <table:table-cell table:style-name="Table11.A2" office:value-type="string">
            <text:p text:style-name="P75">0x0<text:span text:style-name="T88">08C</text:span></text:p>
          </table:table-cell>
          <table:table-cell table:style-name="Table11.A2" office:value-type="string">
            <text:p text:style-name="P64">32 bits</text:p>
          </table:table-cell>
          <table:table-cell table:style-name="Table11.D2" office:value-type="string">
            <text:p text:style-name="P64">T<text:span text:style-name="T58">he number of blocks to read</text:span></text:p>
          </table:table-cell>
        </table:table-row>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D2" table:number-columns-spanned="4" office:value-type="string">
            <text:p text:style-name="P94">Nvme0 Registers. <text:span text:style-name="T122">Same as main set above</text:span></text:p>
          </table:table-cell>
          <table:covered-table-cell/>
          <table:covered-table-cell/>
          <table:covered-table-cell/>
        </table:table-row>
        <table:table-row>
          <table:table-cell table:style-name="Table11.A2" office:value-type="string">
            <text:p text:style-name="P60">I<text:span text:style-name="T56">D register</text:span></text:p>
          </table:table-cell>
          <table:table-cell table:style-name="Table11.A2" office:value-type="string">
            <text:p text:style-name="P75">0x0<text:span text:style-name="T122">1</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4"/>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74"/>
          </table:table-cell>
        </table:table-row>
        <table:table-row>
          <table:table-cell table:style-name="Table11.D2" table:number-columns-spanned="4" office:value-type="string">
            <text:p text:style-name="P94">Nvme1 Registers. <text:span text:style-name="T122">Same as main set above</text:span></text:p>
          </table:table-cell>
          <table:covered-table-cell/>
          <table:covered-table-cell/>
          <table:covered-table-cell/>
        </table:table-row>
        <table:table-row>
          <table:table-cell table:style-name="Table11.A2" office:value-type="string">
            <text:p text:style-name="P60">I<text:span text:style-name="T56">D register</text:span></text:p>
          </table:table-cell>
          <table:table-cell table:style-name="Table11.A2" office:value-type="string">
            <text:p text:style-name="P75">0x0<text:span text:style-name="T122">2</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
      <text:p text:style-name="P5"/>
      <text:p text:style-name="P9">The Nvme0 and Nvme1 <text:span text:style-name="T123">sets of </text:span>registers directly access the individual Nvme engines of the two Nvme devices. The standard set of <text:span text:style-name="T123">r</text:span>egisters, <text:span text:style-name="T123">starting at address 0, </text:span>provide access to both Nvme0 and Nvme1 simultaneously when written too. The read values of these will be from Nvme0 only. (Maybe error is generate<text:span text:style-name="T108">d</text:span> from both sources ?)</text:p>
      <text:p text:style-name="P6"/>
      <text:h text:style-name="Heading_20_2" text:outline-level="2"><text:bookmark-start text:name="__RefHeading___Toc1213_1809817560"/>Control Register<text:bookmark-end text:name="__RefHeading___Toc1213_1809817560"/></text:h>
      <text:p text:style-name="P141">The control register controls the overal<text:span text:style-name="T107">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62">Item</text:p>
          </table:table-cell>
          <table:table-cell table:style-name="Table13.A1" office:value-type="string">
            <text:p text:style-name="P162">Bits</text:p>
          </table:table-cell>
          <table:table-cell table:style-name="Table13.C1" office:value-type="string">
            <text:p text:style-name="P162">Notes</text:p>
          </table:table-cell>
        </table:table-row>
        <table:table-row>
          <table:table-cell table:style-name="Table13.A2" office:value-type="string">
            <text:p text:style-name="P60">R<text:span text:style-name="T63">eset</text:span></text:p>
          </table:table-cell>
          <table:table-cell table:style-name="Table13.A2" office:value-type="string">
            <text:p text:style-name="P65">0</text:p>
          </table:table-cell>
          <table:table-cell table:style-name="Table13.C2" office:value-type="string">
            <text:p text:style-name="P65">Set high to <text:span text:style-name="T60">reset/initialise</text:span> the system</text:p>
          </table:table-cell>
        </table:table-row>
        <table:table-row>
          <table:table-cell table:style-name="Table13.A2" office:value-type="string">
            <text:p text:style-name="P76">Initialise</text:p>
          </table:table-cell>
          <table:table-cell table:style-name="Table13.A2" office:value-type="string">
            <text:p text:style-name="P76">1</text:p>
          </table:table-cell>
          <table:table-cell table:style-name="Table13.C2" office:value-type="string">
            <text:p text:style-name="P76">Software set to 1 to start initialisation (Normally initialised by Reset)</text:p>
          </table:table-cell>
        </table:table-row>
        <table:table-row>
          <table:table-cell table:style-name="Table13.A2" office:value-type="string">
            <text:p text:style-name="P77">DataEnable</text:p>
          </table:table-cell>
          <table:table-cell table:style-name="Table13.A2" office:value-type="string">
            <text:p text:style-name="P77">2</text:p>
          </table:table-cell>
          <table:table-cell table:style-name="Table13.C2" office:value-type="string">
            <text:p text:style-name="P77">Enable data import <text:span text:style-name="T106">when set high</text:span>. When reset to 0 data import will be <text:soft-page-break/>stopped.</text:p>
          </table:table-cell>
        </table:table-row>
        <table:table-row>
          <table:table-cell table:style-name="Table13.A2" office:value-type="string">
            <text:p text:style-name="P72">ClearError</text:p>
          </table:table-cell>
          <table:table-cell table:style-name="Table13.A2" office:value-type="string">
            <text:p text:style-name="P77">3</text:p>
          </table:table-cell>
          <table:table-cell table:style-name="Table13.C2" office:value-type="string">
            <text:p text:style-name="P65">Set high to <text:span text:style-name="T61">clear the Error status bit</text:span></text:p>
          </table:table-cell>
        </table:table-row>
        <table:table-row>
          <table:table-cell table:style-name="Table13.A2" office:value-type="string">
            <text:p text:style-name="P72">ClearBlocksLost</text:p>
          </table:table-cell>
          <table:table-cell table:style-name="Table13.A2" office:value-type="string">
            <text:p text:style-name="P77">4</text:p>
          </table:table-cell>
          <table:table-cell table:style-name="Table13.C2" office:value-type="string">
            <text:p text:style-name="P72">Set high to clear the BlocksLost sta<text:span text:style-name="T62">t</text:span>us bit <text:span text:style-name="T89">and BlocksLost register</text:span></text:p>
          </table:table-cell>
        </table:table-row>
      </table:table>
      <text:p text:style-name="Text_20_body"/>
      <text:p text:style-name="P141">The Reset bit, when set high, will instigate a reset of the module and the Nvme devices.</text:p>
      <text:p text:style-name="P142">If the core is configure<text:span text:style-name="T106">d</text:span> to initialise on reset, then it will itself initialise the Nvme devices. <text:span text:style-name="T106">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62">Item</text:p>
          </table:table-cell>
          <table:table-cell table:style-name="Table14.A1" office:value-type="string">
            <text:p text:style-name="P162">Bits</text:p>
          </table:table-cell>
          <table:table-cell table:style-name="Table14.C1" office:value-type="string">
            <text:p text:style-name="P162">Notes</text:p>
          </table:table-cell>
        </table:table-row>
        <table:table-row>
          <table:table-cell table:style-name="Table14.A2" office:value-type="string">
            <text:p text:style-name="P82">Reset</text:p>
          </table:table-cell>
          <table:table-cell table:style-name="Table14.A2" office:value-type="string">
            <text:p text:style-name="P65">0</text:p>
          </table:table-cell>
          <table:table-cell table:style-name="Table14.C2" office:value-type="string">
            <text:p text:style-name="P67">W<text:span text:style-name="T75">hen high reset is in progress</text:span></text:p>
          </table:table-cell>
        </table:table-row>
        <table:table-row>
          <table:table-cell table:style-name="Table14.A2" office:value-type="string">
            <text:p text:style-name="P60">I<text:span text:style-name="T59">nitialised</text:span></text:p>
          </table:table-cell>
          <table:table-cell table:style-name="Table14.A2" office:value-type="string">
            <text:p text:style-name="P77">1</text:p>
          </table:table-cell>
          <table:table-cell table:style-name="Table14.C2" office:value-type="string">
            <text:p text:style-name="P65">W<text:span text:style-name="T60">hen high the system has completed initialisation</text:span></text:p>
          </table:table-cell>
        </table:table-row>
        <table:table-row>
          <table:table-cell table:style-name="Table14.A2" office:value-type="string">
            <text:p text:style-name="P77">DataEnabled</text:p>
          </table:table-cell>
          <table:table-cell table:style-name="Table14.A2" office:value-type="string">
            <text:p text:style-name="P77">2</text:p>
          </table:table-cell>
          <table:table-cell table:style-name="Table14.C2" office:value-type="string">
            <text:p text:style-name="P77">Data import is enabled</text:p>
          </table:table-cell>
        </table:table-row>
        <table:table-row>
          <table:table-cell table:style-name="Table14.A2" office:value-type="string">
            <text:p text:style-name="P73">Error</text:p>
          </table:table-cell>
          <table:table-cell table:style-name="Table14.A2" office:value-type="string">
            <text:p text:style-name="P77">3</text:p>
          </table:table-cell>
          <table:table-cell table:style-name="Table14.C2" office:value-type="string">
            <text:p text:style-name="P73">An error has <text:span text:style-name="T61">occurred</text:span></text:p>
          </table:table-cell>
        </table:table-row>
        <table:table-row>
          <table:table-cell table:style-name="Table14.A2" office:value-type="string">
            <text:p text:style-name="P72">BlocksLost</text:p>
          </table:table-cell>
          <table:table-cell table:style-name="Table14.A2" office:value-type="string">
            <text:p text:style-name="P77">4</text:p>
          </table:table-cell>
          <table:table-cell table:style-name="Table14.C2" office:value-type="string">
            <text:p text:style-name="P72">Some data blocks have not been written correctly due to timeouts or other reasons. <text:span text:style-name="T106">Only available if the internal data block dropping system is used.</text:span></text:p>
          </table:table-cell>
        </table:table-row>
      </table:table>
      <text:p text:style-name="P107"/>
      <text:h text:style-name="P185" text:outline-level="2"><text:bookmark-start text:name="__RefHeading___Toc5616_3225593621"/>Read Blocks System<text:bookmark-end text:name="__RefHeading___Toc5616_3225593621"/></text:h>
      <text:p text:style-name="P7"><text:span text:style-name="T56">The read block system will send the block data over a</text:span> AXI4-Stream interface that can be connected to a Xilinx PCIe DMA core and be read using the Linux XDMA <text:span text:style-name="T118">or other such driver </text:span>driver.</text:p>
      <text:p text:style-name="P7"/>
      <text:p text:style-name="P10">In order to read data blocks the host computer should set the <text:span text:style-name="T119">ReadBlock </text:span>register to the starting block number and the ReadNumBlocks to how many blocks to read. When the ReadControl register’s ReadEnable bit is set the NvmeStorage core will read the data from the Nvme devices and send the resulting data as Pcie “TLP” packets to the host over toe ToHost AXI4 stream.</text:p>
      <text:p text:style-name="P10">The bottom 23 bits of the <text:span text:style-name="T120">address field in the </text:span>Pcie packets header can be used to determine the packets are block read data and are in the correct sequence. <text:span text:style-name="T120">(We could change the system to use 64bit addressing if needed).</text:span></text:p>
      <text:h text:style-name="Heading_20_3" text:outline-level="3"><text:bookmark-start text:name="__RefHeading___Toc3904_242116693"/><text:span text:style-name="T64">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63">Item</text:p>
          </table:table-cell>
          <table:table-cell table:style-name="Table15.A1" office:value-type="string">
            <text:p text:style-name="P163">Bits</text:p>
          </table:table-cell>
          <table:table-cell table:style-name="Table15.C1" office:value-type="string">
            <text:p text:style-name="P163">Notes</text:p>
          </table:table-cell>
        </table:table-row>
        <table:table-row>
          <table:table-cell table:style-name="Table15.A2" office:value-type="string">
            <text:p text:style-name="P61">R<text:span text:style-name="T64">eadEnable</text:span></text:p>
          </table:table-cell>
          <table:table-cell table:style-name="Table15.A2" office:value-type="string">
            <text:p text:style-name="P66">0</text:p>
          </table:table-cell>
          <table:table-cell table:style-name="Table15.C2" office:value-type="string">
            <text:p text:style-name="P66">Set high to <text:span text:style-name="T64">start reading data from the given block number. Set low to stop reading. Will also be set low by the hardware when the number of programmed blocks has been read</text:span></text:p>
          </table:table-cell>
        </table:table-row>
      </table:table>
      <text:h text:style-name="Heading_20_3" text:outline-level="3"><text:bookmark-start text:name="__RefHeading___Toc5618_3225593621"/><text:soft-page-break/>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66">Item</text:p>
          </table:table-cell>
          <table:table-cell table:style-name="Table18.A1" office:value-type="string">
            <text:p text:style-name="P166">Bits</text:p>
          </table:table-cell>
          <table:table-cell table:style-name="Table18.C1" office:value-type="string">
            <text:p text:style-name="P166">Notes</text:p>
          </table:table-cell>
        </table:table-row>
        <table:table-row>
          <table:table-cell table:style-name="Table18.A2" office:value-type="string">
            <text:p text:style-name="P62">R<text:span text:style-name="T64">eadEnabled</text:span></text:p>
          </table:table-cell>
          <table:table-cell table:style-name="Table18.A2" office:value-type="string">
            <text:p text:style-name="P69">0</text:p>
          </table:table-cell>
          <table:table-cell table:style-name="Table18.C2" office:value-type="string">
            <text:p text:style-name="P95">When high indicates the reading of data is in progress.</text:p>
          </table:table-cell>
        </table:table-row>
      </table:table>
      <text:h text:style-name="P178" text:outline-level="1"><text:bookmark-start text:name="__RefHeading___Toc5620_3225593621"/>Communication with the Nvme<text:bookmark-end text:name="__RefHeading___Toc5620_3225593621"/></text:h>
      <text:p text:style-name="P143">This section will describe how to communicate directly with the Nvme devices over the <text:span text:style-name="T121">F</text:span>romHost/<text:span text:style-name="T121">T</text:span>oHost Pcie packet streams. <text:span text:style-name="T109">For now the DuneNvmeStorageDesign document can be consulted along with the Xilinx PCie Gen 3 hard block document PG156 and the Nvme Express Revsion 1.3 specification document.</text:span></text:p>
      <text:p text:style-name="P149">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39">TBD</text:p>
      <text:h text:style-name="P179" text:outline-level="1"><text:bookmark-start text:name="__RefHeading___Toc3906_242116693"/>Testing the NvmeStorage core<text:bookmark-end text:name="__RefHeading___Toc3906_242116693"/></text:h>
      <text:p text:style-name="P135">See the NvmeStorageDesign manual for details.</text:p>
      <text:h text:style-name="Heading_20_2" text:outline-level="2"><text:bookmark-start text:name="__RefHeading___Toc3908_242116693"/>NVMe Devices<text:bookmark-end text:name="__RefHeading___Toc3908_242116693"/></text:h>
      <text:p text:style-name="P104">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51">Version</text:p>
          </table:table-cell>
          <table:table-cell table:style-name="Table2.A1" office:value-type="string">
            <text:p text:style-name="P152">Endurance</text:p>
          </table:table-cell>
          <table:table-cell table:style-name="Table2.E1" office:value-type="string">
            <text:p text:style-name="Table_20_Heading">Notes</text:p>
          </table:table-cell>
        </table:table-row>
        <table:table-row>
          <table:table-cell table:style-name="Table2.A2" office:value-type="string">
            <text:p text:style-name="P13">Samsung</text:p>
          </table:table-cell>
          <table:table-cell table:style-name="Table2.A2" office:value-type="string">
            <text:p text:style-name="P18">970 Pro</text:p>
          </table:table-cell>
          <table:table-cell table:style-name="Table2.A2" office:value-type="string">
            <text:p text:style-name="P18"><text:span text:style-name="T19">Gen3,</text:span>1.3</text:p>
          </table:table-cell>
          <table:table-cell table:style-name="Table2.A2" office:value-type="string">
            <text:p text:style-name="P26">600 TB</text:p>
          </table:table-cell>
          <table:table-cell table:style-name="Table2.E2" office:value-type="string">
            <text:p text:style-name="P18">2.3 GBytes/s, <text:span text:style-name="T20">5.2W, </text:span>Samsung Phoenix controller</text:p>
          </table:table-cell>
        </table:table-row>
        <table:table-row>
          <table:table-cell table:style-name="Table2.A2" office:value-type="string">
            <text:p text:style-name="P13">WD</text:p>
          </table:table-cell>
          <table:table-cell table:style-name="Table2.A2" office:value-type="string">
            <text:p text:style-name="P13">Black SN750</text:p>
          </table:table-cell>
          <table:table-cell table:style-name="Table2.A2" office:value-type="string">
            <text:p text:style-name="P22">Gen3,<text:span text:style-name="T24">1.3</text:span></text:p>
          </table:table-cell>
          <table:table-cell table:style-name="Table2.A2" office:value-type="string">
            <text:p text:style-name="P21">300 TB</text:p>
          </table:table-cell>
          <table:table-cell table:style-name="Table2.E2" office:value-type="string">
            <text:p text:style-name="P17"><text:span text:style-name="T17">2.6 GBytes/s, WD </text:span>NVMe Architecture <text:span text:style-name="T23">Controller</text:span></text:p>
            <text:p text:style-name="P84">MaxPayloadSize: 512 Bytes</text:p>
            <text:p text:style-name="P84">PcieCapabilities: 0xC0</text:p>
          </table:table-cell>
        </table:table-row>
        <table:table-row>
          <table:table-cell table:style-name="Table2.A2" office:value-type="string">
            <text:p text:style-name="P14">Seagate</text:p>
          </table:table-cell>
          <table:table-cell table:style-name="Table2.A2" office:value-type="string">
            <text:p text:style-name="P14">FireCuda 520</text:p>
          </table:table-cell>
          <table:table-cell table:style-name="Table2.A2" office:value-type="string">
            <text:p text:style-name="P19">Gen4,<text:span text:style-name="T26">1.3</text:span></text:p>
          </table:table-cell>
          <table:table-cell table:style-name="Table2.A2" office:value-type="string">
            <text:p text:style-name="P20">850 TB</text:p>
          </table:table-cell>
          <table:table-cell table:style-name="Table2.E2" office:value-type="string">
            <text:p text:style-name="P29"><text:span text:style-name="T15">2.5 GBytes/s, </text:span>Phison E16 <text:span text:style-name="T25">Controller</text:span></text:p>
            <text:p text:style-name="P84">MaxPayloadSize: <text:span text:style-name="T76">256</text:span> Bytes</text:p>
            <text:p text:style-name="P84">PcieCapabilities: 0x<text:span text:style-name="T76">8</text:span>0</text:p>
          </table:table-cell>
        </table:table-row>
        <table:table-row>
          <table:table-cell table:style-name="Table2.A2" office:value-type="string">
            <text:p text:style-name="P14"/>
          </table:table-cell>
          <table:table-cell table:style-name="Table2.A2" office:value-type="string">
            <text:p text:style-name="P14"/>
          </table:table-cell>
          <table:table-cell table:style-name="Table2.A2" office:value-type="string">
            <text:p text:style-name="P19"/>
          </table:table-cell>
          <table:table-cell table:style-name="Table2.A2" office:value-type="string">
            <text:p text:style-name="P20"/>
          </table:table-cell>
          <table:table-cell table:style-name="Table2.E2" office:value-type="string">
            <text:p text:style-name="P29"/>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3">Samsung</text:p>
          </table:table-cell>
          <table:table-cell table:style-name="Table2.A2" office:value-type="string">
            <text:p text:style-name="P13">970 EVO Plus</text:p>
          </table:table-cell>
          <table:table-cell table:style-name="Table2.A2" office:value-type="string">
            <text:p text:style-name="P13"><text:span text:style-name="T16">Gen3,</text:span>1.3</text:p>
          </table:table-cell>
          <table:table-cell table:style-name="Table2.A2" office:value-type="string">
            <text:p text:style-name="P23">300 TB</text:p>
          </table:table-cell>
          <table:table-cell table:style-name="Table2.E2" office:value-type="string">
            <text:p text:style-name="P17"><text:span text:style-name="T14">3.2 GByes/s, 9W, </text:span>Samsung Phoenix controller</text:p>
          </table:table-cell>
        </table:table-row>
        <table:table-row>
          <table:table-cell table:style-name="Table2.A2" office:value-type="string">
            <text:p text:style-name="P15">Seagate</text:p>
          </table:table-cell>
          <table:table-cell table:style-name="Table2.A2" office:value-type="string">
            <text:p text:style-name="P15">BarraCuda 510</text:p>
          </table:table-cell>
          <table:table-cell table:style-name="Table2.A2" office:value-type="string">
            <text:p text:style-name="P24">Gen3,1.3</text:p>
          </table:table-cell>
          <table:table-cell table:style-name="Table2.A2" office:value-type="string">
            <text:p text:style-name="P25">320 TB</text:p>
          </table:table-cell>
          <table:table-cell table:style-name="Table2.E2" office:value-type="string">
            <text:p text:style-name="P15">2.1 GBytes/s, <text:span text:style-name="T18">4.6W, Phison E12 Controller</text:span></text:p>
          </table:table-cell>
        </table:table-row>
        <table:table-row>
          <table:table-cell table:style-name="Table2.A2" office:value-type="string">
            <text:p text:style-name="P16">Corsair</text:p>
          </table:table-cell>
          <table:table-cell table:style-name="Table2.A2" office:value-type="string">
            <text:p text:style-name="P16">Force MP510</text:p>
          </table:table-cell>
          <table:table-cell table:style-name="Table2.A2" office:value-type="string">
            <text:p text:style-name="P27">Gen3,<text:span text:style-name="T21">1.3</text:span></text:p>
          </table:table-cell>
          <table:table-cell table:style-name="Table2.A2" office:value-type="string">
            <text:p text:style-name="P28">800 TB</text:p>
          </table:table-cell>
          <table:table-cell table:style-name="Table2.E2" office:value-type="string">
            <text:p text:style-name="P16">2 GBytes/s, <text:span text:style-name="T22">4.8W, Phison E12 Controller</text:span></text:p>
          </table:table-cell>
        </table:table-row>
      </table:table>
      <text:p text:style-name="P104"/>
      <text:p text:style-name="P105"><text:soft-page-break/><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1728305115" text:style-name="L2">
        <text:list-item>
          <text:p text:style-name="P196">When running at full data rate these device could use around 25 Watt’s of heat, so cooling systems will need to be implemented.</text:p>
        </text:list-item>
      </text:list>
      <text:h text:style-name="Heading_20_2" text:outline-level="2" text:is-list-header="true"/>
      <text:p text:style-name="P10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4</text:page-number></text:span><text:span text:style-name="MT1"><text:s/>of </text:span><text:span text:style-name="MT1"><text:page-count>1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13T16:20:34.056532640</dc:date>
    <meta:editing-duration>PT13H59M3S</meta:editing-duration>
    <meta:editing-cycles>199</meta:editing-cycles>
    <meta:generator>LibreOffice/6.3.6.2$Linux_X86_64 LibreOffice_project/30$Build-2</meta:generator>
    <dc:creator>Terry Barnaby</dc:creator>
    <meta:document-statistic meta:table-count="19" meta:image-count="0" meta:object-count="3" meta:page-count="14" meta:paragraph-count="523" meta:word-count="4081" meta:character-count="23180" meta:non-whitespace-character-count="19634"/>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FromHost control </text:span><text:span text:style-name="T1">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